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lhouette_score_reuters_trans" table:style-name="ta1">
        <table:shapes>
          <draw:frame draw:z-index="0" draw:style-name="gr1" draw:text-style-name="P1" svg:width="391.66mm" svg:height="225.78mm" svg:x="272.08mm" svg:y="0.9mm">
            <draw:object draw:notify-on-update-of-ranges="silhouette_score_reuters_trans.A2:silhouette_score_reuters_trans.A82 silhouette_score_reuters_trans.L1:silhouette_score_reuters_trans.L1 silhouette_score_reuters_trans.L2:silhouette_score_reuters_trans.L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num_cluster</text:p>
          </table:table-cell>
          <table:table-cell table:number-columns-repeated="10" office:value-type="string" calcext:value-type="string">
            <text:p>sil_score</text:p>
          </table:table-cell>
          <table:table-cell office:value-type="string" calcext:value-type="string">
            <text:p>SIL_AV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office:value-type="float" office:value="0.975980823461688" calcext:value-type="float">
            <text:p>0,975980823461688</text:p>
          </table:table-cell>
          <table:table-cell table:formula="of:=AVERAGE([.B2:.K2])" office:value-type="float" office:value="0.975980823461688" calcext:value-type="float">
            <text:p>0,975980823461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float" office:value="0.926820620164693" calcext:value-type="float">
            <text:p>0,926820620164693</text:p>
          </table:table-cell>
          <table:table-cell table:formula="of:=AVERAGE([.B3:.K3])" office:value-type="float" office:value="0.926820620164693" calcext:value-type="float">
            <text:p>0,926820620164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6852323623723" calcext:value-type="float">
            <text:p>0,926852323623723</text:p>
          </table:table-cell>
          <table:table-cell table:number-columns-repeated="2" office:value-type="float" office:value="0.926702269032265" calcext:value-type="float">
            <text:p>0,926702269032265</text:p>
          </table:table-cell>
          <table:table-cell table:number-columns-repeated="2" office:value-type="float" office:value="0.926852323623723" calcext:value-type="float">
            <text:p>0,926852323623723</text:p>
          </table:table-cell>
          <table:table-cell office:value-type="float" office:value="0.926702269032265" calcext:value-type="float">
            <text:p>0,926702269032265</text:p>
          </table:table-cell>
          <table:table-cell table:number-columns-repeated="4" office:value-type="float" office:value="0.926852323623723" calcext:value-type="float">
            <text:p>0,926852323623723</text:p>
          </table:table-cell>
          <table:table-cell table:formula="of:=AVERAGE([.B4:.K4])" office:value-type="float" office:value="0.926807307246286" calcext:value-type="float">
            <text:p>0,926807307246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6263821396372" calcext:value-type="float">
            <text:p>0,896263821396372</text:p>
          </table:table-cell>
          <table:table-cell table:number-columns-repeated="2" office:value-type="float" office:value="0.891789095728278" calcext:value-type="float">
            <text:p>0,891789095728278</text:p>
          </table:table-cell>
          <table:table-cell office:value-type="float" office:value="0.896263821396372" calcext:value-type="float">
            <text:p>0,896263821396372</text:p>
          </table:table-cell>
          <table:table-cell office:value-type="float" office:value="0.881723682950243" calcext:value-type="float">
            <text:p>0,881723682950243</text:p>
          </table:table-cell>
          <table:table-cell office:value-type="float" office:value="0.894957686973784" calcext:value-type="float">
            <text:p>0,894957686973784</text:p>
          </table:table-cell>
          <table:table-cell office:value-type="float" office:value="0.896263821396372" calcext:value-type="float">
            <text:p>0,896263821396372</text:p>
          </table:table-cell>
          <table:table-cell office:value-type="float" office:value="0.865451220734068" calcext:value-type="float">
            <text:p>0,865451220734068</text:p>
          </table:table-cell>
          <table:table-cell office:value-type="float" office:value="0.885290280824048" calcext:value-type="float">
            <text:p>0,885290280824048</text:p>
          </table:table-cell>
          <table:table-cell office:value-type="float" office:value="0.88385861442958" calcext:value-type="float">
            <text:p>0,88385861442958</text:p>
          </table:table-cell>
          <table:table-cell table:formula="of:=AVERAGE([.B5:.K5])" office:value-type="float" office:value="0.88836511415574" calcext:value-type="float">
            <text:p>0,888365114155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849759589846162" calcext:value-type="float">
            <text:p>0,849759589846162</text:p>
          </table:table-cell>
          <table:table-cell office:value-type="float" office:value="0.856138049365352" calcext:value-type="float">
            <text:p>0,856138049365352</text:p>
          </table:table-cell>
          <table:table-cell office:value-type="float" office:value="0.849759589846162" calcext:value-type="float">
            <text:p>0,849759589846162</text:p>
          </table:table-cell>
          <table:table-cell office:value-type="float" office:value="0.906725257626906" calcext:value-type="float">
            <text:p>0,906725257626906</text:p>
          </table:table-cell>
          <table:table-cell office:value-type="float" office:value="0.893802865924034" calcext:value-type="float">
            <text:p>0,893802865924034</text:p>
          </table:table-cell>
          <table:table-cell office:value-type="float" office:value="0.906725257626906" calcext:value-type="float">
            <text:p>0,906725257626906</text:p>
          </table:table-cell>
          <table:table-cell office:value-type="float" office:value="0.868847304757476" calcext:value-type="float">
            <text:p>0,868847304757476</text:p>
          </table:table-cell>
          <table:table-cell office:value-type="float" office:value="0.849759589846162" calcext:value-type="float">
            <text:p>0,849759589846162</text:p>
          </table:table-cell>
          <table:table-cell office:value-type="float" office:value="0.863152786137849" calcext:value-type="float">
            <text:p>0,863152786137849</text:p>
          </table:table-cell>
          <table:table-cell table:formula="of:=AVERAGE([.B6:.K6])" office:value-type="float" office:value="0.869442988082317" calcext:value-type="float">
            <text:p>0,8694429880823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1825548864612" calcext:value-type="float">
            <text:p>0,861825548864612</text:p>
          </table:table-cell>
          <table:table-cell office:value-type="float" office:value="0.863108715263453" calcext:value-type="float">
            <text:p>0,863108715263453</text:p>
          </table:table-cell>
          <table:table-cell office:value-type="float" office:value="0.824852779614647" calcext:value-type="float">
            <text:p>0,824852779614647</text:p>
          </table:table-cell>
          <table:table-cell office:value-type="float" office:value="0.853414312544834" calcext:value-type="float">
            <text:p>0,853414312544834</text:p>
          </table:table-cell>
          <table:table-cell office:value-type="float" office:value="0.823792962995287" calcext:value-type="float">
            <text:p>0,823792962995287</text:p>
          </table:table-cell>
          <table:table-cell office:value-type="float" office:value="0.855441505737083" calcext:value-type="float">
            <text:p>0,855441505737083</text:p>
          </table:table-cell>
          <table:table-cell office:value-type="float" office:value="0.821788873336518" calcext:value-type="float">
            <text:p>0,821788873336518</text:p>
          </table:table-cell>
          <table:table-cell office:value-type="float" office:value="0.835223822808807" calcext:value-type="float">
            <text:p>0,835223822808807</text:p>
          </table:table-cell>
          <table:table-cell office:value-type="float" office:value="0.854117910093073" calcext:value-type="float">
            <text:p>0,854117910093073</text:p>
          </table:table-cell>
          <table:table-cell office:value-type="float" office:value="0.861973257123484" calcext:value-type="float">
            <text:p>0,861973257123484</text:p>
          </table:table-cell>
          <table:table-cell table:formula="of:=AVERAGE([.B7:.K7])" office:value-type="float" office:value="0.84555396883818" calcext:value-type="float">
            <text:p>0,845553968838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1974557924955" calcext:value-type="float">
            <text:p>0,861974557924955</text:p>
          </table:table-cell>
          <table:table-cell office:value-type="float" office:value="0.82482456299112" calcext:value-type="float">
            <text:p>0,82482456299112</text:p>
          </table:table-cell>
          <table:table-cell office:value-type="float" office:value="0.861974557924955" calcext:value-type="float">
            <text:p>0,861974557924955</text:p>
          </table:table-cell>
          <table:table-cell table:number-columns-repeated="2" office:value-type="float" office:value="0.821741210522792" calcext:value-type="float">
            <text:p>0,821741210522792</text:p>
          </table:table-cell>
          <table:table-cell office:value-type="float" office:value="0.850029084413767" calcext:value-type="float">
            <text:p>0,850029084413767</text:p>
          </table:table-cell>
          <table:table-cell office:value-type="float" office:value="0.861710539081238" calcext:value-type="float">
            <text:p>0,861710539081238</text:p>
          </table:table-cell>
          <table:table-cell office:value-type="float" office:value="0.850036863958748" calcext:value-type="float">
            <text:p>0,850036863958748</text:p>
          </table:table-cell>
          <table:table-cell office:value-type="float" office:value="0.86382897212761" calcext:value-type="float">
            <text:p>0,86382897212761</text:p>
          </table:table-cell>
          <table:table-cell office:value-type="float" office:value="0.863039615944444" calcext:value-type="float">
            <text:p>0,863039615944444</text:p>
          </table:table-cell>
          <table:table-cell table:formula="of:=AVERAGE([.B8:.K8])" office:value-type="float" office:value="0.848090117541242" calcext:value-type="float">
            <text:p>0,8480901175412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1609411193164" calcext:value-type="float">
            <text:p>0,721609411193164</text:p>
          </table:table-cell>
          <table:table-cell office:value-type="float" office:value="0.854009258372437" calcext:value-type="float">
            <text:p>0,854009258372437</text:p>
          </table:table-cell>
          <table:table-cell office:value-type="float" office:value="0.823885939264874" calcext:value-type="float">
            <text:p>0,823885939264874</text:p>
          </table:table-cell>
          <table:table-cell office:value-type="float" office:value="0.850258685150016" calcext:value-type="float">
            <text:p>0,850258685150016</text:p>
          </table:table-cell>
          <table:table-cell office:value-type="float" office:value="0.863987700006371" calcext:value-type="float">
            <text:p>0,863987700006371</text:p>
          </table:table-cell>
          <table:table-cell office:value-type="float" office:value="0.853838623318813" calcext:value-type="float">
            <text:p>0,853838623318813</text:p>
          </table:table-cell>
          <table:table-cell office:value-type="float" office:value="0.827048587574338" calcext:value-type="float">
            <text:p>0,827048587574338</text:p>
          </table:table-cell>
          <table:table-cell office:value-type="float" office:value="0.855679636019407" calcext:value-type="float">
            <text:p>0,855679636019407</text:p>
          </table:table-cell>
          <table:table-cell office:value-type="float" office:value="0.715401499271629" calcext:value-type="float">
            <text:p>0,715401499271629</text:p>
          </table:table-cell>
          <table:table-cell office:value-type="float" office:value="0.855679636019407" calcext:value-type="float">
            <text:p>0,855679636019407</text:p>
          </table:table-cell>
          <table:table-cell table:formula="of:=AVERAGE([.B9:.K9])" office:value-type="float" office:value="0.822139897619046" calcext:value-type="float">
            <text:p>0,822139897619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562297866133" calcext:value-type="float">
            <text:p>0,85562297866133</text:p>
          </table:table-cell>
          <table:table-cell office:value-type="float" office:value="0.834529024573398" calcext:value-type="float">
            <text:p>0,834529024573398</text:p>
          </table:table-cell>
          <table:table-cell office:value-type="float" office:value="0.855432068488457" calcext:value-type="float">
            <text:p>0,855432068488457</text:p>
          </table:table-cell>
          <table:table-cell office:value-type="float" office:value="0.823475462437198" calcext:value-type="float">
            <text:p>0,823475462437198</text:p>
          </table:table-cell>
          <table:table-cell office:value-type="float" office:value="0.863897395133704" calcext:value-type="float">
            <text:p>0,863897395133704</text:p>
          </table:table-cell>
          <table:table-cell office:value-type="float" office:value="0.708727432051166" calcext:value-type="float">
            <text:p>0,708727432051166</text:p>
          </table:table-cell>
          <table:table-cell office:value-type="float" office:value="0.712666540083239" calcext:value-type="float">
            <text:p>0,712666540083239</text:p>
          </table:table-cell>
          <table:table-cell office:value-type="float" office:value="0.714541040840018" calcext:value-type="float">
            <text:p>0,714541040840018</text:p>
          </table:table-cell>
          <table:table-cell office:value-type="float" office:value="0.668268639577542" calcext:value-type="float">
            <text:p>0,668268639577542</text:p>
          </table:table-cell>
          <table:table-cell office:value-type="float" office:value="0.863746903573709" calcext:value-type="float">
            <text:p>0,863746903573709</text:p>
          </table:table-cell>
          <table:table-cell table:formula="of:=AVERAGE([.B10:.K10])" office:value-type="float" office:value="0.790090748541976" calcext:value-type="float">
            <text:p>0,7900907485419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610865775736" calcext:value-type="float">
            <text:p>0,83610865775736</text:p>
          </table:table-cell>
          <table:table-cell office:value-type="float" office:value="0.76474865327531" calcext:value-type="float">
            <text:p>0,76474865327531</text:p>
          </table:table-cell>
          <table:table-cell office:value-type="float" office:value="0.845512888973064" calcext:value-type="float">
            <text:p>0,845512888973064</text:p>
          </table:table-cell>
          <table:table-cell office:value-type="float" office:value="0.703842514419656" calcext:value-type="float">
            <text:p>0,703842514419656</text:p>
          </table:table-cell>
          <table:table-cell office:value-type="float" office:value="0.853037957886674" calcext:value-type="float">
            <text:p>0,853037957886674</text:p>
          </table:table-cell>
          <table:table-cell office:value-type="float" office:value="0.709098793064089" calcext:value-type="float">
            <text:p>0,709098793064089</text:p>
          </table:table-cell>
          <table:table-cell office:value-type="float" office:value="0.704818450532994" calcext:value-type="float">
            <text:p>0,704818450532994</text:p>
          </table:table-cell>
          <table:table-cell office:value-type="float" office:value="0.722320283153007" calcext:value-type="float">
            <text:p>0,722320283153007</text:p>
          </table:table-cell>
          <table:table-cell office:value-type="float" office:value="0.855413533033225" calcext:value-type="float">
            <text:p>0,855413533033225</text:p>
          </table:table-cell>
          <table:table-cell office:value-type="float" office:value="0.851460814548129" calcext:value-type="float">
            <text:p>0,851460814548129</text:p>
          </table:table-cell>
          <table:table-cell table:formula="of:=AVERAGE([.B11:.K11])" office:value-type="float" office:value="0.784636254664351" calcext:value-type="float">
            <text:p>0,7846362546643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641953395241" calcext:value-type="float">
            <text:p>0,83641953395241</text:p>
          </table:table-cell>
          <table:table-cell office:value-type="float" office:value="0.713052974047386" calcext:value-type="float">
            <text:p>0,713052974047386</text:p>
          </table:table-cell>
          <table:table-cell office:value-type="float" office:value="0.824030723780488" calcext:value-type="float">
            <text:p>0,824030723780488</text:p>
          </table:table-cell>
          <table:table-cell office:value-type="float" office:value="0.69529944356554" calcext:value-type="float">
            <text:p>0,69529944356554</text:p>
          </table:table-cell>
          <table:table-cell office:value-type="float" office:value="0.857798958004678" calcext:value-type="float">
            <text:p>0,857798958004678</text:p>
          </table:table-cell>
          <table:table-cell office:value-type="float" office:value="0.669328048291601" calcext:value-type="float">
            <text:p>0,669328048291601</text:p>
          </table:table-cell>
          <table:table-cell office:value-type="float" office:value="0.71364453436389" calcext:value-type="float">
            <text:p>0,71364453436389</text:p>
          </table:table-cell>
          <table:table-cell office:value-type="float" office:value="0.849002997465076" calcext:value-type="float">
            <text:p>0,849002997465076</text:p>
          </table:table-cell>
          <table:table-cell office:value-type="float" office:value="0.728827298633782" calcext:value-type="float">
            <text:p>0,728827298633782</text:p>
          </table:table-cell>
          <table:table-cell office:value-type="float" office:value="0.856018010344438" calcext:value-type="float">
            <text:p>0,856018010344438</text:p>
          </table:table-cell>
          <table:table-cell table:formula="of:=AVERAGE([.B12:.K12])" office:value-type="float" office:value="0.774342252244929" calcext:value-type="float">
            <text:p>0,7743422522449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20929335396946" calcext:value-type="float">
            <text:p>0,720929335396946</text:p>
          </table:table-cell>
          <table:table-cell office:value-type="float" office:value="0.685354161526607" calcext:value-type="float">
            <text:p>0,685354161526607</text:p>
          </table:table-cell>
          <table:table-cell office:value-type="float" office:value="0.692706649902794" calcext:value-type="float">
            <text:p>0,692706649902794</text:p>
          </table:table-cell>
          <table:table-cell office:value-type="float" office:value="0.719730238839984" calcext:value-type="float">
            <text:p>0,719730238839984</text:p>
          </table:table-cell>
          <table:table-cell office:value-type="float" office:value="0.684576713656211" calcext:value-type="float">
            <text:p>0,684576713656211</text:p>
          </table:table-cell>
          <table:table-cell office:value-type="float" office:value="0.851019726421166" calcext:value-type="float">
            <text:p>0,851019726421166</text:p>
          </table:table-cell>
          <table:table-cell office:value-type="float" office:value="0.723276662276879" calcext:value-type="float">
            <text:p>0,723276662276879</text:p>
          </table:table-cell>
          <table:table-cell office:value-type="float" office:value="0.681998778734515" calcext:value-type="float">
            <text:p>0,681998778734515</text:p>
          </table:table-cell>
          <table:table-cell office:value-type="float" office:value="0.850990002069552" calcext:value-type="float">
            <text:p>0,850990002069552</text:p>
          </table:table-cell>
          <table:table-cell office:value-type="float" office:value="0.691922213369539" calcext:value-type="float">
            <text:p>0,691922213369539</text:p>
          </table:table-cell>
          <table:table-cell table:formula="of:=AVERAGE([.B13:.K13])" office:value-type="float" office:value="0.730250448219419" calcext:value-type="float">
            <text:p>0,730250448219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33856436733226" calcext:value-type="float">
            <text:p>0,733856436733226</text:p>
          </table:table-cell>
          <table:table-cell office:value-type="float" office:value="0.712409041913039" calcext:value-type="float">
            <text:p>0,712409041913039</text:p>
          </table:table-cell>
          <table:table-cell office:value-type="float" office:value="0.690915066077034" calcext:value-type="float">
            <text:p>0,690915066077034</text:p>
          </table:table-cell>
          <table:table-cell office:value-type="float" office:value="0.719391713277162" calcext:value-type="float">
            <text:p>0,719391713277162</text:p>
          </table:table-cell>
          <table:table-cell office:value-type="float" office:value="0.666547750568165" calcext:value-type="float">
            <text:p>0,666547750568165</text:p>
          </table:table-cell>
          <table:table-cell office:value-type="float" office:value="0.669643708271775" calcext:value-type="float">
            <text:p>0,669643708271775</text:p>
          </table:table-cell>
          <table:table-cell office:value-type="float" office:value="0.703484115722897" calcext:value-type="float">
            <text:p>0,703484115722897</text:p>
          </table:table-cell>
          <table:table-cell office:value-type="float" office:value="0.722382785766364" calcext:value-type="float">
            <text:p>0,722382785766364</text:p>
          </table:table-cell>
          <table:table-cell office:value-type="float" office:value="0.697432170992629" calcext:value-type="float">
            <text:p>0,697432170992629</text:p>
          </table:table-cell>
          <table:table-cell office:value-type="float" office:value="0.696869922859448" calcext:value-type="float">
            <text:p>0,696869922859448</text:p>
          </table:table-cell>
          <table:table-cell table:formula="of:=AVERAGE([.B14:.K14])" office:value-type="float" office:value="0.701293271218174" calcext:value-type="float">
            <text:p>0,701293271218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7911587852883" calcext:value-type="float">
            <text:p>0,697911587852883</text:p>
          </table:table-cell>
          <table:table-cell office:value-type="float" office:value="0.720953854515523" calcext:value-type="float">
            <text:p>0,720953854515523</text:p>
          </table:table-cell>
          <table:table-cell office:value-type="float" office:value="0.72209209666151" calcext:value-type="float">
            <text:p>0,72209209666151</text:p>
          </table:table-cell>
          <table:table-cell office:value-type="float" office:value="0.577481580328033" calcext:value-type="float">
            <text:p>0,577481580328033</text:p>
          </table:table-cell>
          <table:table-cell office:value-type="float" office:value="0.685327478718292" calcext:value-type="float">
            <text:p>0,685327478718292</text:p>
          </table:table-cell>
          <table:table-cell office:value-type="float" office:value="0.698780728416298" calcext:value-type="float">
            <text:p>0,698780728416298</text:p>
          </table:table-cell>
          <table:table-cell office:value-type="float" office:value="0.619642561945082" calcext:value-type="float">
            <text:p>0,619642561945082</text:p>
          </table:table-cell>
          <table:table-cell office:value-type="float" office:value="0.711020639734347" calcext:value-type="float">
            <text:p>0,711020639734347</text:p>
          </table:table-cell>
          <table:table-cell office:value-type="float" office:value="0.698740297089801" calcext:value-type="float">
            <text:p>0,698740297089801</text:p>
          </table:table-cell>
          <table:table-cell office:value-type="float" office:value="0.724759541697598" calcext:value-type="float">
            <text:p>0,724759541697598</text:p>
          </table:table-cell>
          <table:table-cell table:formula="of:=AVERAGE([.B15:.K15])" office:value-type="float" office:value="0.685671036695937" calcext:value-type="float">
            <text:p>0,685671036695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7926999397044" calcext:value-type="float">
            <text:p>0,677926999397044</text:p>
          </table:table-cell>
          <table:table-cell office:value-type="float" office:value="0.790971382565165" calcext:value-type="float">
            <text:p>0,790971382565165</text:p>
          </table:table-cell>
          <table:table-cell office:value-type="float" office:value="0.629447122980914" calcext:value-type="float">
            <text:p>0,629447122980914</text:p>
          </table:table-cell>
          <table:table-cell office:value-type="float" office:value="0.69327445435919" calcext:value-type="float">
            <text:p>0,69327445435919</text:p>
          </table:table-cell>
          <table:table-cell office:value-type="float" office:value="0.565513565611244" calcext:value-type="float">
            <text:p>0,565513565611244</text:p>
          </table:table-cell>
          <table:table-cell office:value-type="float" office:value="0.711143230029657" calcext:value-type="float">
            <text:p>0,711143230029657</text:p>
          </table:table-cell>
          <table:table-cell office:value-type="float" office:value="0.689564094489647" calcext:value-type="float">
            <text:p>0,689564094489647</text:p>
          </table:table-cell>
          <table:table-cell office:value-type="float" office:value="0.672489213873277" calcext:value-type="float">
            <text:p>0,672489213873277</text:p>
          </table:table-cell>
          <table:table-cell office:value-type="float" office:value="0.705008735644016" calcext:value-type="float">
            <text:p>0,705008735644016</text:p>
          </table:table-cell>
          <table:table-cell office:value-type="float" office:value="0.684720060045874" calcext:value-type="float">
            <text:p>0,684720060045874</text:p>
          </table:table-cell>
          <table:table-cell table:formula="of:=AVERAGE([.B16:.K16])" office:value-type="float" office:value="0.682005885899603" calcext:value-type="float">
            <text:p>0,6820058858996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3867503230035" calcext:value-type="float">
            <text:p>0,603867503230035</text:p>
          </table:table-cell>
          <table:table-cell office:value-type="float" office:value="0.585081251863693" calcext:value-type="float">
            <text:p>0,585081251863693</text:p>
          </table:table-cell>
          <table:table-cell office:value-type="float" office:value="0.696912623396073" calcext:value-type="float">
            <text:p>0,696912623396073</text:p>
          </table:table-cell>
          <table:table-cell office:value-type="float" office:value="0.69887938853457" calcext:value-type="float">
            <text:p>0,69887938853457</text:p>
          </table:table-cell>
          <table:table-cell office:value-type="float" office:value="0.813717132874729" calcext:value-type="float">
            <text:p>0,813717132874729</text:p>
          </table:table-cell>
          <table:table-cell office:value-type="float" office:value="0.534347735823818" calcext:value-type="float">
            <text:p>0,534347735823818</text:p>
          </table:table-cell>
          <table:table-cell office:value-type="float" office:value="0.604020145526151" calcext:value-type="float">
            <text:p>0,604020145526151</text:p>
          </table:table-cell>
          <table:table-cell office:value-type="float" office:value="0.720120746915821" calcext:value-type="float">
            <text:p>0,720120746915821</text:p>
          </table:table-cell>
          <table:table-cell office:value-type="float" office:value="0.666181114957195" calcext:value-type="float">
            <text:p>0,666181114957195</text:p>
          </table:table-cell>
          <table:table-cell office:value-type="float" office:value="0.247057475386677" calcext:value-type="float">
            <text:p>0,247057475386677</text:p>
          </table:table-cell>
          <table:table-cell table:formula="of:=AVERAGE([.B17:.K17])" office:value-type="float" office:value="0.617018511850876" calcext:value-type="float">
            <text:p>0,617018511850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3600401596849" calcext:value-type="float">
            <text:p>0,543600401596849</text:p>
          </table:table-cell>
          <table:table-cell office:value-type="float" office:value="0.558910803413064" calcext:value-type="float">
            <text:p>0,558910803413064</text:p>
          </table:table-cell>
          <table:table-cell office:value-type="float" office:value="0.678053535271145" calcext:value-type="float">
            <text:p>0,678053535271145</text:p>
          </table:table-cell>
          <table:table-cell office:value-type="float" office:value="0.229521192919103" calcext:value-type="float">
            <text:p>0,229521192919103</text:p>
          </table:table-cell>
          <table:table-cell office:value-type="float" office:value="0.700072678672542" calcext:value-type="float">
            <text:p>0,700072678672542</text:p>
          </table:table-cell>
          <table:table-cell office:value-type="float" office:value="0.56667444207873" calcext:value-type="float">
            <text:p>0,56667444207873</text:p>
          </table:table-cell>
          <table:table-cell office:value-type="float" office:value="0.711282103376917" calcext:value-type="float">
            <text:p>0,711282103376917</text:p>
          </table:table-cell>
          <table:table-cell office:value-type="float" office:value="0.698939598199524" calcext:value-type="float">
            <text:p>0,698939598199524</text:p>
          </table:table-cell>
          <table:table-cell office:value-type="float" office:value="0.684847976776156" calcext:value-type="float">
            <text:p>0,684847976776156</text:p>
          </table:table-cell>
          <table:table-cell office:value-type="float" office:value="0.695244907355512" calcext:value-type="float">
            <text:p>0,695244907355512</text:p>
          </table:table-cell>
          <table:table-cell table:formula="of:=AVERAGE([.B18:.K18])" office:value-type="float" office:value="0.606714763965954" calcext:value-type="float">
            <text:p>0,6067147639659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4538986792123" calcext:value-type="float">
            <text:p>0,554538986792123</text:p>
          </table:table-cell>
          <table:table-cell office:value-type="float" office:value="0.586819761441283" calcext:value-type="float">
            <text:p>0,586819761441283</text:p>
          </table:table-cell>
          <table:table-cell office:value-type="float" office:value="0.653879566543116" calcext:value-type="float">
            <text:p>0,653879566543116</text:p>
          </table:table-cell>
          <table:table-cell office:value-type="float" office:value="0.67142917266729" calcext:value-type="float">
            <text:p>0,67142917266729</text:p>
          </table:table-cell>
          <table:table-cell office:value-type="float" office:value="0.674373970255361" calcext:value-type="float">
            <text:p>0,674373970255361</text:p>
          </table:table-cell>
          <table:table-cell office:value-type="float" office:value="0.696779197461223" calcext:value-type="float">
            <text:p>0,696779197461223</text:p>
          </table:table-cell>
          <table:table-cell office:value-type="float" office:value="0.693747769262319" calcext:value-type="float">
            <text:p>0,693747769262319</text:p>
          </table:table-cell>
          <table:table-cell office:value-type="float" office:value="0.696633949147951" calcext:value-type="float">
            <text:p>0,696633949147951</text:p>
          </table:table-cell>
          <table:table-cell office:value-type="float" office:value="0.656207828535773" calcext:value-type="float">
            <text:p>0,656207828535773</text:p>
          </table:table-cell>
          <table:table-cell office:value-type="float" office:value="0.722801959657236" calcext:value-type="float">
            <text:p>0,722801959657236</text:p>
          </table:table-cell>
          <table:table-cell table:formula="of:=AVERAGE([.B19:.K19])" office:value-type="float" office:value="0.660721216176367" calcext:value-type="float">
            <text:p>0,660721216176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6706114851971" calcext:value-type="float">
            <text:p>0,696706114851971</text:p>
          </table:table-cell>
          <table:table-cell office:value-type="float" office:value="0.593903118424729" calcext:value-type="float">
            <text:p>0,593903118424729</text:p>
          </table:table-cell>
          <table:table-cell office:value-type="float" office:value="0.6090219769262" calcext:value-type="float">
            <text:p>0,6090219769262</text:p>
          </table:table-cell>
          <table:table-cell office:value-type="float" office:value="0.701092084150572" calcext:value-type="float">
            <text:p>0,701092084150572</text:p>
          </table:table-cell>
          <table:table-cell office:value-type="float" office:value="0.583919630440505" calcext:value-type="float">
            <text:p>0,583919630440505</text:p>
          </table:table-cell>
          <table:table-cell office:value-type="float" office:value="0.613347230967162" calcext:value-type="float">
            <text:p>0,613347230967162</text:p>
          </table:table-cell>
          <table:table-cell office:value-type="float" office:value="0.686166202692355" calcext:value-type="float">
            <text:p>0,686166202692355</text:p>
          </table:table-cell>
          <table:table-cell office:value-type="float" office:value="0.703742017672185" calcext:value-type="float">
            <text:p>0,703742017672185</text:p>
          </table:table-cell>
          <table:table-cell office:value-type="float" office:value="0.518290470264064" calcext:value-type="float">
            <text:p>0,518290470264064</text:p>
          </table:table-cell>
          <table:table-cell office:value-type="float" office:value="0.692952416451214" calcext:value-type="float">
            <text:p>0,692952416451214</text:p>
          </table:table-cell>
          <table:table-cell table:formula="of:=AVERAGE([.B20:.K20])" office:value-type="float" office:value="0.639914126284096" calcext:value-type="float">
            <text:p>0,6399141262840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80784156153989" calcext:value-type="float">
            <text:p>0,680784156153989</text:p>
          </table:table-cell>
          <table:table-cell office:value-type="float" office:value="0.616089386266743" calcext:value-type="float">
            <text:p>0,616089386266743</text:p>
          </table:table-cell>
          <table:table-cell office:value-type="float" office:value="0.642107346681571" calcext:value-type="float">
            <text:p>0,642107346681571</text:p>
          </table:table-cell>
          <table:table-cell office:value-type="float" office:value="0.635127803037227" calcext:value-type="float">
            <text:p>0,635127803037227</text:p>
          </table:table-cell>
          <table:table-cell office:value-type="float" office:value="0.672349498578267" calcext:value-type="float">
            <text:p>0,672349498578267</text:p>
          </table:table-cell>
          <table:table-cell office:value-type="float" office:value="0.694479499515076" calcext:value-type="float">
            <text:p>0,694479499515076</text:p>
          </table:table-cell>
          <table:table-cell office:value-type="float" office:value="0.651987039001622" calcext:value-type="float">
            <text:p>0,651987039001622</text:p>
          </table:table-cell>
          <table:table-cell office:value-type="float" office:value="0.666547068385531" calcext:value-type="float">
            <text:p>0,666547068385531</text:p>
          </table:table-cell>
          <table:table-cell office:value-type="float" office:value="0.678763003804026" calcext:value-type="float">
            <text:p>0,678763003804026</text:p>
          </table:table-cell>
          <table:table-cell office:value-type="float" office:value="0.670336194182868" calcext:value-type="float">
            <text:p>0,670336194182868</text:p>
          </table:table-cell>
          <table:table-cell table:formula="of:=AVERAGE([.B21:.K21])" office:value-type="float" office:value="0.660857099560692" calcext:value-type="float">
            <text:p>0,6608570995606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472151086531" calcext:value-type="float">
            <text:p>0,64472151086531</text:p>
          </table:table-cell>
          <table:table-cell office:value-type="float" office:value="0.541670997470362" calcext:value-type="float">
            <text:p>0,541670997470362</text:p>
          </table:table-cell>
          <table:table-cell office:value-type="float" office:value="0.670649500340198" calcext:value-type="float">
            <text:p>0,670649500340198</text:p>
          </table:table-cell>
          <table:table-cell office:value-type="float" office:value="0.584202587328515" calcext:value-type="float">
            <text:p>0,584202587328515</text:p>
          </table:table-cell>
          <table:table-cell office:value-type="float" office:value="0.259328389816796" calcext:value-type="float">
            <text:p>0,259328389816796</text:p>
          </table:table-cell>
          <table:table-cell office:value-type="float" office:value="0.655037834360716" calcext:value-type="float">
            <text:p>0,655037834360716</text:p>
          </table:table-cell>
          <table:table-cell office:value-type="float" office:value="0.218247045438603" calcext:value-type="float">
            <text:p>0,218247045438603</text:p>
          </table:table-cell>
          <table:table-cell office:value-type="float" office:value="0.642168019537022" calcext:value-type="float">
            <text:p>0,642168019537022</text:p>
          </table:table-cell>
          <table:table-cell office:value-type="float" office:value="0.661429266304765" calcext:value-type="float">
            <text:p>0,661429266304765</text:p>
          </table:table-cell>
          <table:table-cell office:value-type="float" office:value="0.713074290154291" calcext:value-type="float">
            <text:p>0,713074290154291</text:p>
          </table:table-cell>
          <table:table-cell table:formula="of:=AVERAGE([.B22:.K22])" office:value-type="float" office:value="0.559052944161658" calcext:value-type="float">
            <text:p>0,5590529441616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504517905353" calcext:value-type="float">
            <text:p>0,64504517905353</text:p>
          </table:table-cell>
          <table:table-cell office:value-type="float" office:value="0.243097694177265" calcext:value-type="float">
            <text:p>0,243097694177265</text:p>
          </table:table-cell>
          <table:table-cell office:value-type="float" office:value="0.693461763558416" calcext:value-type="float">
            <text:p>0,693461763558416</text:p>
          </table:table-cell>
          <table:table-cell office:value-type="float" office:value="0.621095521068816" calcext:value-type="float">
            <text:p>0,621095521068816</text:p>
          </table:table-cell>
          <table:table-cell office:value-type="float" office:value="0.697314893212155" calcext:value-type="float">
            <text:p>0,697314893212155</text:p>
          </table:table-cell>
          <table:table-cell office:value-type="float" office:value="0.647795360956849" calcext:value-type="float">
            <text:p>0,647795360956849</text:p>
          </table:table-cell>
          <table:table-cell office:value-type="float" office:value="0.24397675374332" calcext:value-type="float">
            <text:p>0,24397675374332</text:p>
          </table:table-cell>
          <table:table-cell office:value-type="float" office:value="0.647168130170286" calcext:value-type="float">
            <text:p>0,647168130170286</text:p>
          </table:table-cell>
          <table:table-cell office:value-type="float" office:value="0.615244649869285" calcext:value-type="float">
            <text:p>0,615244649869285</text:p>
          </table:table-cell>
          <table:table-cell office:value-type="float" office:value="0.68555944479229" calcext:value-type="float">
            <text:p>0,68555944479229</text:p>
          </table:table-cell>
          <table:table-cell table:formula="of:=AVERAGE([.B23:.K23])" office:value-type="float" office:value="0.573975939060221" calcext:value-type="float">
            <text:p>0,5739759390602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8162903809729" calcext:value-type="float">
            <text:p>0,678162903809729</text:p>
          </table:table-cell>
          <table:table-cell office:value-type="float" office:value="0.685982321999548" calcext:value-type="float">
            <text:p>0,685982321999548</text:p>
          </table:table-cell>
          <table:table-cell office:value-type="float" office:value="0.668436918877726" calcext:value-type="float">
            <text:p>0,668436918877726</text:p>
          </table:table-cell>
          <table:table-cell office:value-type="float" office:value="0.60303439017669" calcext:value-type="float">
            <text:p>0,60303439017669</text:p>
          </table:table-cell>
          <table:table-cell office:value-type="float" office:value="0.562459135983518" calcext:value-type="float">
            <text:p>0,562459135983518</text:p>
          </table:table-cell>
          <table:table-cell office:value-type="float" office:value="0.610767778336269" calcext:value-type="float">
            <text:p>0,610767778336269</text:p>
          </table:table-cell>
          <table:table-cell office:value-type="float" office:value="0.61040245466538" calcext:value-type="float">
            <text:p>0,61040245466538</text:p>
          </table:table-cell>
          <table:table-cell office:value-type="float" office:value="0.620437317242115" calcext:value-type="float">
            <text:p>0,620437317242115</text:p>
          </table:table-cell>
          <table:table-cell office:value-type="float" office:value="0.566004095511106" calcext:value-type="float">
            <text:p>0,566004095511106</text:p>
          </table:table-cell>
          <table:table-cell office:value-type="float" office:value="0.574883518279203" calcext:value-type="float">
            <text:p>0,574883518279203</text:p>
          </table:table-cell>
          <table:table-cell table:formula="of:=AVERAGE([.B24:.K24])" office:value-type="float" office:value="0.618057083488128" calcext:value-type="float">
            <text:p>0,6180570834881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8583158878449" calcext:value-type="float">
            <text:p>0,578583158878449</text:p>
          </table:table-cell>
          <table:table-cell office:value-type="float" office:value="0.644331519299869" calcext:value-type="float">
            <text:p>0,644331519299869</text:p>
          </table:table-cell>
          <table:table-cell office:value-type="float" office:value="0.242438591750986" calcext:value-type="float">
            <text:p>0,242438591750986</text:p>
          </table:table-cell>
          <table:table-cell office:value-type="float" office:value="0.680914123363209" calcext:value-type="float">
            <text:p>0,680914123363209</text:p>
          </table:table-cell>
          <table:table-cell office:value-type="float" office:value="0.526327956182289" calcext:value-type="float">
            <text:p>0,526327956182289</text:p>
          </table:table-cell>
          <table:table-cell office:value-type="float" office:value="0.620472091053041" calcext:value-type="float">
            <text:p>0,620472091053041</text:p>
          </table:table-cell>
          <table:table-cell office:value-type="float" office:value="0.212298913773288" calcext:value-type="float">
            <text:p>0,212298913773288</text:p>
          </table:table-cell>
          <table:table-cell office:value-type="float" office:value="0.688759724553817" calcext:value-type="float">
            <text:p>0,688759724553817</text:p>
          </table:table-cell>
          <table:table-cell office:value-type="float" office:value="0.252767491280678" calcext:value-type="float">
            <text:p>0,252767491280678</text:p>
          </table:table-cell>
          <table:table-cell office:value-type="float" office:value="0.566939036583737" calcext:value-type="float">
            <text:p>0,566939036583737</text:p>
          </table:table-cell>
          <table:table-cell table:formula="of:=AVERAGE([.B25:.K25])" office:value-type="float" office:value="0.501383260671936" calcext:value-type="float">
            <text:p>0,5013832606719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6397929773375" calcext:value-type="float">
            <text:p>0,576397929773375</text:p>
          </table:table-cell>
          <table:table-cell office:value-type="float" office:value="0.24243101076023" calcext:value-type="float">
            <text:p>0,24243101076023</text:p>
          </table:table-cell>
          <table:table-cell office:value-type="float" office:value="0.687365655751097" calcext:value-type="float">
            <text:p>0,687365655751097</text:p>
          </table:table-cell>
          <table:table-cell office:value-type="float" office:value="0.564277949812497" calcext:value-type="float">
            <text:p>0,564277949812497</text:p>
          </table:table-cell>
          <table:table-cell office:value-type="float" office:value="0.525852230822384" calcext:value-type="float">
            <text:p>0,525852230822384</text:p>
          </table:table-cell>
          <table:table-cell office:value-type="float" office:value="0.684528577240028" calcext:value-type="float">
            <text:p>0,684528577240028</text:p>
          </table:table-cell>
          <table:table-cell office:value-type="float" office:value="0.579704574836839" calcext:value-type="float">
            <text:p>0,579704574836839</text:p>
          </table:table-cell>
          <table:table-cell office:value-type="float" office:value="0.562352425267487" calcext:value-type="float">
            <text:p>0,562352425267487</text:p>
          </table:table-cell>
          <table:table-cell office:value-type="float" office:value="0.614846363250901" calcext:value-type="float">
            <text:p>0,614846363250901</text:p>
          </table:table-cell>
          <table:table-cell office:value-type="float" office:value="0.657052589978528" calcext:value-type="float">
            <text:p>0,657052589978528</text:p>
          </table:table-cell>
          <table:table-cell table:formula="of:=AVERAGE([.B26:.K26])" office:value-type="float" office:value="0.569480930749337" calcext:value-type="float">
            <text:p>0,5694809307493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60653577921955" calcext:value-type="float">
            <text:p>0,160653577921955</text:p>
          </table:table-cell>
          <table:table-cell office:value-type="float" office:value="0.570790340837117" calcext:value-type="float">
            <text:p>0,570790340837117</text:p>
          </table:table-cell>
          <table:table-cell office:value-type="float" office:value="0.528975202207491" calcext:value-type="float">
            <text:p>0,528975202207491</text:p>
          </table:table-cell>
          <table:table-cell office:value-type="float" office:value="0.608389546219659" calcext:value-type="float">
            <text:p>0,608389546219659</text:p>
          </table:table-cell>
          <table:table-cell office:value-type="float" office:value="0.523544131886561" calcext:value-type="float">
            <text:p>0,523544131886561</text:p>
          </table:table-cell>
          <table:table-cell office:value-type="float" office:value="0.505505409000709" calcext:value-type="float">
            <text:p>0,505505409000709</text:p>
          </table:table-cell>
          <table:table-cell office:value-type="float" office:value="0.563493868942766" calcext:value-type="float">
            <text:p>0,563493868942766</text:p>
          </table:table-cell>
          <table:table-cell office:value-type="float" office:value="0.593131273854169" calcext:value-type="float">
            <text:p>0,593131273854169</text:p>
          </table:table-cell>
          <table:table-cell office:value-type="float" office:value="0.630607371282741" calcext:value-type="float">
            <text:p>0,630607371282741</text:p>
          </table:table-cell>
          <table:table-cell office:value-type="float" office:value="0.573755233930358" calcext:value-type="float">
            <text:p>0,573755233930358</text:p>
          </table:table-cell>
          <table:table-cell table:formula="of:=AVERAGE([.B27:.K27])" office:value-type="float" office:value="0.525884595608353" calcext:value-type="float">
            <text:p>0,5258845956083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06594346114315" calcext:value-type="float">
            <text:p>0,506594346114315</text:p>
          </table:table-cell>
          <table:table-cell office:value-type="float" office:value="0.582570571902384" calcext:value-type="float">
            <text:p>0,582570571902384</text:p>
          </table:table-cell>
          <table:table-cell office:value-type="float" office:value="0.232871074672736" calcext:value-type="float">
            <text:p>0,232871074672736</text:p>
          </table:table-cell>
          <table:table-cell office:value-type="float" office:value="0.629576997666245" calcext:value-type="float">
            <text:p>0,629576997666245</text:p>
          </table:table-cell>
          <table:table-cell office:value-type="float" office:value="0.586885469989978" calcext:value-type="float">
            <text:p>0,586885469989978</text:p>
          </table:table-cell>
          <table:table-cell office:value-type="float" office:value="0.677098728194709" calcext:value-type="float">
            <text:p>0,677098728194709</text:p>
          </table:table-cell>
          <table:table-cell office:value-type="float" office:value="0.15708078913647" calcext:value-type="float">
            <text:p>0,15708078913647</text:p>
          </table:table-cell>
          <table:table-cell office:value-type="float" office:value="0.57220691249179" calcext:value-type="float">
            <text:p>0,57220691249179</text:p>
          </table:table-cell>
          <table:table-cell office:value-type="float" office:value="0.227998324332681" calcext:value-type="float">
            <text:p>0,227998324332681</text:p>
          </table:table-cell>
          <table:table-cell office:value-type="float" office:value="0.2617683014592" calcext:value-type="float">
            <text:p>0,2617683014592</text:p>
          </table:table-cell>
          <table:table-cell table:formula="of:=AVERAGE([.B28:.K28])" office:value-type="float" office:value="0.443465151596051" calcext:value-type="float">
            <text:p>0,4434651515960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91028580720213" calcext:value-type="float">
            <text:p>0,291028580720213</text:p>
          </table:table-cell>
          <table:table-cell office:value-type="float" office:value="0.658451950955603" calcext:value-type="float">
            <text:p>0,658451950955603</text:p>
          </table:table-cell>
          <table:table-cell office:value-type="float" office:value="0.257667247854616" calcext:value-type="float">
            <text:p>0,257667247854616</text:p>
          </table:table-cell>
          <table:table-cell office:value-type="float" office:value="0.254731523625638" calcext:value-type="float">
            <text:p>0,254731523625638</text:p>
          </table:table-cell>
          <table:table-cell office:value-type="float" office:value="0.194727068594959" calcext:value-type="float">
            <text:p>0,194727068594959</text:p>
          </table:table-cell>
          <table:table-cell office:value-type="float" office:value="0.61378617498688" calcext:value-type="float">
            <text:p>0,61378617498688</text:p>
          </table:table-cell>
          <table:table-cell office:value-type="float" office:value="0.216276404431271" calcext:value-type="float">
            <text:p>0,216276404431271</text:p>
          </table:table-cell>
          <table:table-cell office:value-type="float" office:value="0.429378903223854" calcext:value-type="float">
            <text:p>0,429378903223854</text:p>
          </table:table-cell>
          <table:table-cell office:value-type="float" office:value="0.232645169954978" calcext:value-type="float">
            <text:p>0,232645169954978</text:p>
          </table:table-cell>
          <table:table-cell office:value-type="float" office:value="0.233181744614923" calcext:value-type="float">
            <text:p>0,233181744614923</text:p>
          </table:table-cell>
          <table:table-cell table:formula="of:=AVERAGE([.B29:.K29])" office:value-type="float" office:value="0.338187476896293" calcext:value-type="float">
            <text:p>0,3381874768962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0979742954892" calcext:value-type="float">
            <text:p>0,250979742954892</text:p>
          </table:table-cell>
          <table:table-cell office:value-type="float" office:value="0.535101694351703" calcext:value-type="float">
            <text:p>0,535101694351703</text:p>
          </table:table-cell>
          <table:table-cell office:value-type="float" office:value="0.487076715579622" calcext:value-type="float">
            <text:p>0,487076715579622</text:p>
          </table:table-cell>
          <table:table-cell office:value-type="float" office:value="0.1932261602132" calcext:value-type="float">
            <text:p>0,1932261602132</text:p>
          </table:table-cell>
          <table:table-cell office:value-type="float" office:value="0.443529085498862" calcext:value-type="float">
            <text:p>0,443529085498862</text:p>
          </table:table-cell>
          <table:table-cell office:value-type="float" office:value="0.523729972128189" calcext:value-type="float">
            <text:p>0,523729972128189</text:p>
          </table:table-cell>
          <table:table-cell office:value-type="float" office:value="0.250942731410975" calcext:value-type="float">
            <text:p>0,250942731410975</text:p>
          </table:table-cell>
          <table:table-cell office:value-type="float" office:value="0.239803755308364" calcext:value-type="float">
            <text:p>0,239803755308364</text:p>
          </table:table-cell>
          <table:table-cell office:value-type="float" office:value="0.202692339907217" calcext:value-type="float">
            <text:p>0,202692339907217</text:p>
          </table:table-cell>
          <table:table-cell office:value-type="float" office:value="0.514250202809569" calcext:value-type="float">
            <text:p>0,514250202809569</text:p>
          </table:table-cell>
          <table:table-cell table:formula="of:=AVERAGE([.B30:.K30])" office:value-type="float" office:value="0.364133240016259" calcext:value-type="float">
            <text:p>0,3641332400162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83054085341499" calcext:value-type="float">
            <text:p>0,183054085341499</text:p>
          </table:table-cell>
          <table:table-cell office:value-type="float" office:value="0.446290922510402" calcext:value-type="float">
            <text:p>0,446290922510402</text:p>
          </table:table-cell>
          <table:table-cell office:value-type="float" office:value="0.221874942292887" calcext:value-type="float">
            <text:p>0,221874942292887</text:p>
          </table:table-cell>
          <table:table-cell office:value-type="float" office:value="0.254548363496227" calcext:value-type="float">
            <text:p>0,254548363496227</text:p>
          </table:table-cell>
          <table:table-cell office:value-type="float" office:value="0.58740751886632" calcext:value-type="float">
            <text:p>0,58740751886632</text:p>
          </table:table-cell>
          <table:table-cell office:value-type="float" office:value="0.372573798320424" calcext:value-type="float">
            <text:p>0,372573798320424</text:p>
          </table:table-cell>
          <table:table-cell office:value-type="float" office:value="0.211463805100473" calcext:value-type="float">
            <text:p>0,211463805100473</text:p>
          </table:table-cell>
          <table:table-cell office:value-type="float" office:value="0.522097719707598" calcext:value-type="float">
            <text:p>0,522097719707598</text:p>
          </table:table-cell>
          <table:table-cell office:value-type="float" office:value="0.586219484267431" calcext:value-type="float">
            <text:p>0,586219484267431</text:p>
          </table:table-cell>
          <table:table-cell office:value-type="float" office:value="0.208068941922903" calcext:value-type="float">
            <text:p>0,208068941922903</text:p>
          </table:table-cell>
          <table:table-cell table:formula="of:=AVERAGE([.B31:.K31])" office:value-type="float" office:value="0.359359958182616" calcext:value-type="float">
            <text:p>0,3593599581826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41351338284143" calcext:value-type="float">
            <text:p>0,241351338284143</text:p>
          </table:table-cell>
          <table:table-cell office:value-type="float" office:value="0.251214683841848" calcext:value-type="float">
            <text:p>0,251214683841848</text:p>
          </table:table-cell>
          <table:table-cell office:value-type="float" office:value="0.244455643743764" calcext:value-type="float">
            <text:p>0,244455643743764</text:p>
          </table:table-cell>
          <table:table-cell office:value-type="float" office:value="0.228976748555787" calcext:value-type="float">
            <text:p>0,228976748555787</text:p>
          </table:table-cell>
          <table:table-cell office:value-type="float" office:value="0.51199853155507" calcext:value-type="float">
            <text:p>0,51199853155507</text:p>
          </table:table-cell>
          <table:table-cell office:value-type="float" office:value="0.404928123424122" calcext:value-type="float">
            <text:p>0,404928123424122</text:p>
          </table:table-cell>
          <table:table-cell office:value-type="float" office:value="0.51529601599773" calcext:value-type="float">
            <text:p>0,51529601599773</text:p>
          </table:table-cell>
          <table:table-cell office:value-type="float" office:value="0.203408943031015" calcext:value-type="float">
            <text:p>0,203408943031015</text:p>
          </table:table-cell>
          <table:table-cell office:value-type="float" office:value="0.239851895900655" calcext:value-type="float">
            <text:p>0,239851895900655</text:p>
          </table:table-cell>
          <table:table-cell office:value-type="float" office:value="0.526432104831056" calcext:value-type="float">
            <text:p>0,526432104831056</text:p>
          </table:table-cell>
          <table:table-cell table:formula="of:=AVERAGE([.B32:.K32])" office:value-type="float" office:value="0.336791402916519" calcext:value-type="float">
            <text:p>0,3367914029165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84180337385001" calcext:value-type="float">
            <text:p>0,484180337385001</text:p>
          </table:table-cell>
          <table:table-cell office:value-type="float" office:value="0.475344729966153" calcext:value-type="float">
            <text:p>0,475344729966153</text:p>
          </table:table-cell>
          <table:table-cell office:value-type="float" office:value="0.238452642159094" calcext:value-type="float">
            <text:p>0,238452642159094</text:p>
          </table:table-cell>
          <table:table-cell office:value-type="float" office:value="0.344311238646905" calcext:value-type="float">
            <text:p>0,344311238646905</text:p>
          </table:table-cell>
          <table:table-cell office:value-type="float" office:value="0.235138101226714" calcext:value-type="float">
            <text:p>0,235138101226714</text:p>
          </table:table-cell>
          <table:table-cell office:value-type="float" office:value="0.257442914395728" calcext:value-type="float">
            <text:p>0,257442914395728</text:p>
          </table:table-cell>
          <table:table-cell office:value-type="float" office:value="0.244975739347329" calcext:value-type="float">
            <text:p>0,244975739347329</text:p>
          </table:table-cell>
          <table:table-cell office:value-type="float" office:value="0.207217342993134" calcext:value-type="float">
            <text:p>0,207217342993134</text:p>
          </table:table-cell>
          <table:table-cell office:value-type="float" office:value="0.146063263272449" calcext:value-type="float">
            <text:p>0,146063263272449</text:p>
          </table:table-cell>
          <table:table-cell office:value-type="float" office:value="0.431763774266272" calcext:value-type="float">
            <text:p>0,431763774266272</text:p>
          </table:table-cell>
          <table:table-cell table:formula="of:=AVERAGE([.B33:.K33])" office:value-type="float" office:value="0.306489008365878" calcext:value-type="float">
            <text:p>0,3064890083658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24866294930221" calcext:value-type="float">
            <text:p>0,424866294930221</text:p>
          </table:table-cell>
          <table:table-cell office:value-type="float" office:value="0.234878079169502" calcext:value-type="float">
            <text:p>0,234878079169502</text:p>
          </table:table-cell>
          <table:table-cell office:value-type="float" office:value="0.211158033330848" calcext:value-type="float">
            <text:p>0,211158033330848</text:p>
          </table:table-cell>
          <table:table-cell office:value-type="float" office:value="0.635264343732845" calcext:value-type="float">
            <text:p>0,635264343732845</text:p>
          </table:table-cell>
          <table:table-cell office:value-type="float" office:value="0.231775843714133" calcext:value-type="float">
            <text:p>0,231775843714133</text:p>
          </table:table-cell>
          <table:table-cell office:value-type="float" office:value="0.407795751969118" calcext:value-type="float">
            <text:p>0,407795751969118</text:p>
          </table:table-cell>
          <table:table-cell office:value-type="float" office:value="0.436575859970753" calcext:value-type="float">
            <text:p>0,436575859970753</text:p>
          </table:table-cell>
          <table:table-cell office:value-type="float" office:value="0.542173950206034" calcext:value-type="float">
            <text:p>0,542173950206034</text:p>
          </table:table-cell>
          <table:table-cell office:value-type="float" office:value="0.255690278355356" calcext:value-type="float">
            <text:p>0,255690278355356</text:p>
          </table:table-cell>
          <table:table-cell office:value-type="float" office:value="0.204061164036045" calcext:value-type="float">
            <text:p>0,204061164036045</text:p>
          </table:table-cell>
          <table:table-cell table:formula="of:=AVERAGE([.B34:.K34])" office:value-type="float" office:value="0.358423959941485" calcext:value-type="float">
            <text:p>0,3584239599414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5497692479839" calcext:value-type="float">
            <text:p>0,225497692479839</text:p>
          </table:table-cell>
          <table:table-cell office:value-type="float" office:value="0.223063850046639" calcext:value-type="float">
            <text:p>0,223063850046639</text:p>
          </table:table-cell>
          <table:table-cell office:value-type="float" office:value="0.383015034115483" calcext:value-type="float">
            <text:p>0,383015034115483</text:p>
          </table:table-cell>
          <table:table-cell office:value-type="float" office:value="0.158455371406755" calcext:value-type="float">
            <text:p>0,158455371406755</text:p>
          </table:table-cell>
          <table:table-cell office:value-type="float" office:value="0.560987939032498" calcext:value-type="float">
            <text:p>0,560987939032498</text:p>
          </table:table-cell>
          <table:table-cell office:value-type="float" office:value="0.526871199254982" calcext:value-type="float">
            <text:p>0,526871199254982</text:p>
          </table:table-cell>
          <table:table-cell office:value-type="float" office:value="0.591548413806311" calcext:value-type="float">
            <text:p>0,591548413806311</text:p>
          </table:table-cell>
          <table:table-cell office:value-type="float" office:value="0.251516566283223" calcext:value-type="float">
            <text:p>0,251516566283223</text:p>
          </table:table-cell>
          <table:table-cell office:value-type="float" office:value="0.218044534385961" calcext:value-type="float">
            <text:p>0,218044534385961</text:p>
          </table:table-cell>
          <table:table-cell office:value-type="float" office:value="0.187439481193901" calcext:value-type="float">
            <text:p>0,187439481193901</text:p>
          </table:table-cell>
          <table:table-cell table:formula="of:=AVERAGE([.B35:.K35])" office:value-type="float" office:value="0.332644008200559" calcext:value-type="float">
            <text:p>0,3326440082005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15371371067547" calcext:value-type="float">
            <text:p>0,215371371067547</text:p>
          </table:table-cell>
          <table:table-cell office:value-type="float" office:value="0.248892757354545" calcext:value-type="float">
            <text:p>0,248892757354545</text:p>
          </table:table-cell>
          <table:table-cell office:value-type="float" office:value="0.270510581857973" calcext:value-type="float">
            <text:p>0,270510581857973</text:p>
          </table:table-cell>
          <table:table-cell office:value-type="float" office:value="0.14207942189673" calcext:value-type="float">
            <text:p>0,14207942189673</text:p>
          </table:table-cell>
          <table:table-cell office:value-type="float" office:value="0.495799841806752" calcext:value-type="float">
            <text:p>0,495799841806752</text:p>
          </table:table-cell>
          <table:table-cell office:value-type="float" office:value="0.218760209338932" calcext:value-type="float">
            <text:p>0,218760209338932</text:p>
          </table:table-cell>
          <table:table-cell office:value-type="float" office:value="0.215755011329395" calcext:value-type="float">
            <text:p>0,215755011329395</text:p>
          </table:table-cell>
          <table:table-cell office:value-type="float" office:value="0.410359146909155" calcext:value-type="float">
            <text:p>0,410359146909155</text:p>
          </table:table-cell>
          <table:table-cell office:value-type="float" office:value="0.176536135774876" calcext:value-type="float">
            <text:p>0,176536135774876</text:p>
          </table:table-cell>
          <table:table-cell office:value-type="float" office:value="0.161434102975606" calcext:value-type="float">
            <text:p>0,161434102975606</text:p>
          </table:table-cell>
          <table:table-cell table:formula="of:=AVERAGE([.B36:.K36])" office:value-type="float" office:value="0.255549858031151" calcext:value-type="float">
            <text:p>0,2555498580311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56684280913905" calcext:value-type="float">
            <text:p>0,556684280913905</text:p>
          </table:table-cell>
          <table:table-cell office:value-type="float" office:value="0.416798419698229" calcext:value-type="float">
            <text:p>0,416798419698229</text:p>
          </table:table-cell>
          <table:table-cell office:value-type="float" office:value="0.205583745784887" calcext:value-type="float">
            <text:p>0,205583745784887</text:p>
          </table:table-cell>
          <table:table-cell office:value-type="float" office:value="0.239598895736082" calcext:value-type="float">
            <text:p>0,239598895736082</text:p>
          </table:table-cell>
          <table:table-cell office:value-type="float" office:value="0.231292296208735" calcext:value-type="float">
            <text:p>0,231292296208735</text:p>
          </table:table-cell>
          <table:table-cell office:value-type="float" office:value="0.228197649169816" calcext:value-type="float">
            <text:p>0,228197649169816</text:p>
          </table:table-cell>
          <table:table-cell office:value-type="float" office:value="0.230128699018493" calcext:value-type="float">
            <text:p>0,230128699018493</text:p>
          </table:table-cell>
          <table:table-cell office:value-type="float" office:value="0.250068063021289" calcext:value-type="float">
            <text:p>0,250068063021289</text:p>
          </table:table-cell>
          <table:table-cell office:value-type="float" office:value="0.259542721777626" calcext:value-type="float">
            <text:p>0,259542721777626</text:p>
          </table:table-cell>
          <table:table-cell office:value-type="float" office:value="0.19853253855332" calcext:value-type="float">
            <text:p>0,19853253855332</text:p>
          </table:table-cell>
          <table:table-cell table:formula="of:=AVERAGE([.B37:.K37])" office:value-type="float" office:value="0.281642730988238" calcext:value-type="float">
            <text:p>0,281642730988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99702726614731" calcext:value-type="float">
            <text:p>0,199702726614731</text:p>
          </table:table-cell>
          <table:table-cell office:value-type="float" office:value="0.22303751358588" calcext:value-type="float">
            <text:p>0,22303751358588</text:p>
          </table:table-cell>
          <table:table-cell office:value-type="float" office:value="0.158983963758982" calcext:value-type="float">
            <text:p>0,158983963758982</text:p>
          </table:table-cell>
          <table:table-cell office:value-type="float" office:value="0.234576570331615" calcext:value-type="float">
            <text:p>0,234576570331615</text:p>
          </table:table-cell>
          <table:table-cell office:value-type="float" office:value="0.176893734260854" calcext:value-type="float">
            <text:p>0,176893734260854</text:p>
          </table:table-cell>
          <table:table-cell office:value-type="float" office:value="0.406037351966775" calcext:value-type="float">
            <text:p>0,406037351966775</text:p>
          </table:table-cell>
          <table:table-cell office:value-type="float" office:value="0.242990616237304" calcext:value-type="float">
            <text:p>0,242990616237304</text:p>
          </table:table-cell>
          <table:table-cell office:value-type="float" office:value="0.216553364730798" calcext:value-type="float">
            <text:p>0,216553364730798</text:p>
          </table:table-cell>
          <table:table-cell office:value-type="float" office:value="0.134614681254724" calcext:value-type="float">
            <text:p>0,134614681254724</text:p>
          </table:table-cell>
          <table:table-cell office:value-type="float" office:value="0.210365417862666" calcext:value-type="float">
            <text:p>0,210365417862666</text:p>
          </table:table-cell>
          <table:table-cell table:formula="of:=AVERAGE([.B38:.K38])" office:value-type="float" office:value="0.220375594060433" calcext:value-type="float">
            <text:p>0,2203755940604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52030661178132" calcext:value-type="float">
            <text:p>0,452030661178132</text:p>
          </table:table-cell>
          <table:table-cell office:value-type="float" office:value="0.140803094138676" calcext:value-type="float">
            <text:p>0,140803094138676</text:p>
          </table:table-cell>
          <table:table-cell office:value-type="float" office:value="0.224926720936201" calcext:value-type="float">
            <text:p>0,224926720936201</text:p>
          </table:table-cell>
          <table:table-cell office:value-type="float" office:value="0.278399781655533" calcext:value-type="float">
            <text:p>0,278399781655533</text:p>
          </table:table-cell>
          <table:table-cell office:value-type="float" office:value="0.143954709933278" calcext:value-type="float">
            <text:p>0,143954709933278</text:p>
          </table:table-cell>
          <table:table-cell office:value-type="float" office:value="0.209376828425852" calcext:value-type="float">
            <text:p>0,209376828425852</text:p>
          </table:table-cell>
          <table:table-cell office:value-type="float" office:value="0.130921738714106" calcext:value-type="float">
            <text:p>0,130921738714106</text:p>
          </table:table-cell>
          <table:table-cell office:value-type="float" office:value="0.195051935763457" calcext:value-type="float">
            <text:p>0,195051935763457</text:p>
          </table:table-cell>
          <table:table-cell office:value-type="float" office:value="0.158590284654027" calcext:value-type="float">
            <text:p>0,158590284654027</text:p>
          </table:table-cell>
          <table:table-cell office:value-type="float" office:value="0.240221935471864" calcext:value-type="float">
            <text:p>0,240221935471864</text:p>
          </table:table-cell>
          <table:table-cell table:formula="of:=AVERAGE([.B39:.K39])" office:value-type="float" office:value="0.217427769087113" calcext:value-type="float">
            <text:p>0,2174277690871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00638281566934" calcext:value-type="float">
            <text:p>0,200638281566934</text:p>
          </table:table-cell>
          <table:table-cell office:value-type="float" office:value="0.189462560923254" calcext:value-type="float">
            <text:p>0,189462560923254</text:p>
          </table:table-cell>
          <table:table-cell office:value-type="float" office:value="0.216813576314956" calcext:value-type="float">
            <text:p>0,216813576314956</text:p>
          </table:table-cell>
          <table:table-cell office:value-type="float" office:value="0.230967742288182" calcext:value-type="float">
            <text:p>0,230967742288182</text:p>
          </table:table-cell>
          <table:table-cell office:value-type="float" office:value="0.189065020141989" calcext:value-type="float">
            <text:p>0,189065020141989</text:p>
          </table:table-cell>
          <table:table-cell office:value-type="float" office:value="0.240713162692351" calcext:value-type="float">
            <text:p>0,240713162692351</text:p>
          </table:table-cell>
          <table:table-cell office:value-type="float" office:value="0.237354495079922" calcext:value-type="float">
            <text:p>0,237354495079922</text:p>
          </table:table-cell>
          <table:table-cell office:value-type="float" office:value="0.157419122156415" calcext:value-type="float">
            <text:p>0,157419122156415</text:p>
          </table:table-cell>
          <table:table-cell office:value-type="float" office:value="0.250956470811627" calcext:value-type="float">
            <text:p>0,250956470811627</text:p>
          </table:table-cell>
          <table:table-cell office:value-type="float" office:value="0.134100703616265" calcext:value-type="float">
            <text:p>0,134100703616265</text:p>
          </table:table-cell>
          <table:table-cell table:formula="of:=AVERAGE([.B40:.K40])" office:value-type="float" office:value="0.204749113559189" calcext:value-type="float">
            <text:p>0,2047491135591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48920551220398" calcext:value-type="float">
            <text:p>0,248920551220398</text:p>
          </table:table-cell>
          <table:table-cell office:value-type="float" office:value="0.176764877709846" calcext:value-type="float">
            <text:p>0,176764877709846</text:p>
          </table:table-cell>
          <table:table-cell office:value-type="float" office:value="0.284597649120787" calcext:value-type="float">
            <text:p>0,284597649120787</text:p>
          </table:table-cell>
          <table:table-cell office:value-type="float" office:value="0.207047518603825" calcext:value-type="float">
            <text:p>0,207047518603825</text:p>
          </table:table-cell>
          <table:table-cell office:value-type="float" office:value="0.177166677861012" calcext:value-type="float">
            <text:p>0,177166677861012</text:p>
          </table:table-cell>
          <table:table-cell office:value-type="float" office:value="0.237944798701928" calcext:value-type="float">
            <text:p>0,237944798701928</text:p>
          </table:table-cell>
          <table:table-cell office:value-type="float" office:value="0.207174612129402" calcext:value-type="float">
            <text:p>0,207174612129402</text:p>
          </table:table-cell>
          <table:table-cell office:value-type="float" office:value="0.230961836663539" calcext:value-type="float">
            <text:p>0,230961836663539</text:p>
          </table:table-cell>
          <table:table-cell office:value-type="float" office:value="0.238591348626744" calcext:value-type="float">
            <text:p>0,238591348626744</text:p>
          </table:table-cell>
          <table:table-cell office:value-type="float" office:value="0.197463779922961" calcext:value-type="float">
            <text:p>0,197463779922961</text:p>
          </table:table-cell>
          <table:table-cell table:formula="of:=AVERAGE([.B41:.K41])" office:value-type="float" office:value="0.220663365056044" calcext:value-type="float">
            <text:p>0,2206633650560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43560221145805" calcext:value-type="float">
            <text:p>0,143560221145805</text:p>
          </table:table-cell>
          <table:table-cell office:value-type="float" office:value="0.189528218624115" calcext:value-type="float">
            <text:p>0,189528218624115</text:p>
          </table:table-cell>
          <table:table-cell office:value-type="float" office:value="0.193354472192545" calcext:value-type="float">
            <text:p>0,193354472192545</text:p>
          </table:table-cell>
          <table:table-cell office:value-type="float" office:value="0.14276227763387" calcext:value-type="float">
            <text:p>0,14276227763387</text:p>
          </table:table-cell>
          <table:table-cell office:value-type="float" office:value="0.222812360586042" calcext:value-type="float">
            <text:p>0,222812360586042</text:p>
          </table:table-cell>
          <table:table-cell office:value-type="float" office:value="0.241740581252189" calcext:value-type="float">
            <text:p>0,241740581252189</text:p>
          </table:table-cell>
          <table:table-cell office:value-type="float" office:value="0.176178603985662" calcext:value-type="float">
            <text:p>0,176178603985662</text:p>
          </table:table-cell>
          <table:table-cell office:value-type="float" office:value="0.193504160547722" calcext:value-type="float">
            <text:p>0,193504160547722</text:p>
          </table:table-cell>
          <table:table-cell office:value-type="float" office:value="0.17269698374318" calcext:value-type="float">
            <text:p>0,17269698374318</text:p>
          </table:table-cell>
          <table:table-cell office:value-type="float" office:value="0.207796750569145" calcext:value-type="float">
            <text:p>0,207796750569145</text:p>
          </table:table-cell>
          <table:table-cell table:formula="of:=AVERAGE([.B42:.K42])" office:value-type="float" office:value="0.188393463028028" calcext:value-type="float">
            <text:p>0,1883934630280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38168679277358" calcext:value-type="float">
            <text:p>0,138168679277358</text:p>
          </table:table-cell>
          <table:table-cell office:value-type="float" office:value="0.235153129805916" calcext:value-type="float">
            <text:p>0,235153129805916</text:p>
          </table:table-cell>
          <table:table-cell office:value-type="float" office:value="0.146353854224094" calcext:value-type="float">
            <text:p>0,146353854224094</text:p>
          </table:table-cell>
          <table:table-cell office:value-type="float" office:value="0.224200846571172" calcext:value-type="float">
            <text:p>0,224200846571172</text:p>
          </table:table-cell>
          <table:table-cell office:value-type="float" office:value="0.203720211281922" calcext:value-type="float">
            <text:p>0,203720211281922</text:p>
          </table:table-cell>
          <table:table-cell office:value-type="float" office:value="0.209685411579735" calcext:value-type="float">
            <text:p>0,209685411579735</text:p>
          </table:table-cell>
          <table:table-cell office:value-type="float" office:value="0.405273939894686" calcext:value-type="float">
            <text:p>0,405273939894686</text:p>
          </table:table-cell>
          <table:table-cell office:value-type="float" office:value="0.218580956581594" calcext:value-type="float">
            <text:p>0,218580956581594</text:p>
          </table:table-cell>
          <table:table-cell office:value-type="float" office:value="0.275606535443378" calcext:value-type="float">
            <text:p>0,275606535443378</text:p>
          </table:table-cell>
          <table:table-cell office:value-type="float" office:value="0.204649719283657" calcext:value-type="float">
            <text:p>0,204649719283657</text:p>
          </table:table-cell>
          <table:table-cell table:formula="of:=AVERAGE([.B43:.K43])" office:value-type="float" office:value="0.226139328394351" calcext:value-type="float">
            <text:p>0,2261393283943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7144579403939" calcext:value-type="float">
            <text:p>0,17144579403939</text:p>
          </table:table-cell>
          <table:table-cell office:value-type="float" office:value="0.187404431852077" calcext:value-type="float">
            <text:p>0,187404431852077</text:p>
          </table:table-cell>
          <table:table-cell office:value-type="float" office:value="0.177062603166498" calcext:value-type="float">
            <text:p>0,177062603166498</text:p>
          </table:table-cell>
          <table:table-cell office:value-type="float" office:value="0.204280979201078" calcext:value-type="float">
            <text:p>0,204280979201078</text:p>
          </table:table-cell>
          <table:table-cell office:value-type="float" office:value="0.159595028228924" calcext:value-type="float">
            <text:p>0,159595028228924</text:p>
          </table:table-cell>
          <table:table-cell office:value-type="float" office:value="0.172561582864713" calcext:value-type="float">
            <text:p>0,172561582864713</text:p>
          </table:table-cell>
          <table:table-cell office:value-type="float" office:value="0.208514693984646" calcext:value-type="float">
            <text:p>0,208514693984646</text:p>
          </table:table-cell>
          <table:table-cell office:value-type="float" office:value="0.202042671186205" calcext:value-type="float">
            <text:p>0,202042671186205</text:p>
          </table:table-cell>
          <table:table-cell office:value-type="float" office:value="0.183947865178002" calcext:value-type="float">
            <text:p>0,183947865178002</text:p>
          </table:table-cell>
          <table:table-cell office:value-type="float" office:value="0.202016581935191" calcext:value-type="float">
            <text:p>0,202016581935191</text:p>
          </table:table-cell>
          <table:table-cell table:formula="of:=AVERAGE([.B44:.K44])" office:value-type="float" office:value="0.186887223163672" calcext:value-type="float">
            <text:p>0,1868872231636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55034920533349" calcext:value-type="float">
            <text:p>0,155034920533349</text:p>
          </table:table-cell>
          <table:table-cell office:value-type="float" office:value="0.188459407748635" calcext:value-type="float">
            <text:p>0,188459407748635</text:p>
          </table:table-cell>
          <table:table-cell office:value-type="float" office:value="0.191260869617516" calcext:value-type="float">
            <text:p>0,191260869617516</text:p>
          </table:table-cell>
          <table:table-cell office:value-type="float" office:value="0.185341451376634" calcext:value-type="float">
            <text:p>0,185341451376634</text:p>
          </table:table-cell>
          <table:table-cell office:value-type="float" office:value="0.164438239221537" calcext:value-type="float">
            <text:p>0,164438239221537</text:p>
          </table:table-cell>
          <table:table-cell office:value-type="float" office:value="0.178164184786184" calcext:value-type="float">
            <text:p>0,178164184786184</text:p>
          </table:table-cell>
          <table:table-cell office:value-type="float" office:value="0.202824270336788" calcext:value-type="float">
            <text:p>0,202824270336788</text:p>
          </table:table-cell>
          <table:table-cell office:value-type="float" office:value="0.189592723517194" calcext:value-type="float">
            <text:p>0,189592723517194</text:p>
          </table:table-cell>
          <table:table-cell office:value-type="float" office:value="0.282200810493168" calcext:value-type="float">
            <text:p>0,282200810493168</text:p>
          </table:table-cell>
          <table:table-cell office:value-type="float" office:value="0.19196318632276" calcext:value-type="float">
            <text:p>0,19196318632276</text:p>
          </table:table-cell>
          <table:table-cell table:formula="of:=AVERAGE([.B45:.K45])" office:value-type="float" office:value="0.192928006395377" calcext:value-type="float">
            <text:p>0,1929280063953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90059973554544" calcext:value-type="float">
            <text:p>0,190059973554544</text:p>
          </table:table-cell>
          <table:table-cell office:value-type="float" office:value="0.145356555005339" calcext:value-type="float">
            <text:p>0,145356555005339</text:p>
          </table:table-cell>
          <table:table-cell office:value-type="float" office:value="0.18059462052335" calcext:value-type="float">
            <text:p>0,18059462052335</text:p>
          </table:table-cell>
          <table:table-cell office:value-type="float" office:value="0.211187504508347" calcext:value-type="float">
            <text:p>0,211187504508347</text:p>
          </table:table-cell>
          <table:table-cell office:value-type="float" office:value="0.182513676232964" calcext:value-type="float">
            <text:p>0,182513676232964</text:p>
          </table:table-cell>
          <table:table-cell office:value-type="float" office:value="0.178313810213029" calcext:value-type="float">
            <text:p>0,178313810213029</text:p>
          </table:table-cell>
          <table:table-cell office:value-type="float" office:value="0.206571910361892" calcext:value-type="float">
            <text:p>0,206571910361892</text:p>
          </table:table-cell>
          <table:table-cell office:value-type="float" office:value="0.188192569144445" calcext:value-type="float">
            <text:p>0,188192569144445</text:p>
          </table:table-cell>
          <table:table-cell office:value-type="float" office:value="0.23553380992631" calcext:value-type="float">
            <text:p>0,23553380992631</text:p>
          </table:table-cell>
          <table:table-cell office:value-type="float" office:value="0.156810971924003" calcext:value-type="float">
            <text:p>0,156810971924003</text:p>
          </table:table-cell>
          <table:table-cell table:formula="of:=AVERAGE([.B46:.K46])" office:value-type="float" office:value="0.187513540139422" calcext:value-type="float">
            <text:p>0,1875135401394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08978016817819" calcext:value-type="float">
            <text:p>0,208978016817819</text:p>
          </table:table-cell>
          <table:table-cell office:value-type="float" office:value="0.139402549762892" calcext:value-type="float">
            <text:p>0,139402549762892</text:p>
          </table:table-cell>
          <table:table-cell office:value-type="float" office:value="0.179517683143448" calcext:value-type="float">
            <text:p>0,179517683143448</text:p>
          </table:table-cell>
          <table:table-cell office:value-type="float" office:value="0.207566706138357" calcext:value-type="float">
            <text:p>0,207566706138357</text:p>
          </table:table-cell>
          <table:table-cell office:value-type="float" office:value="0.394259573535057" calcext:value-type="float">
            <text:p>0,394259573535057</text:p>
          </table:table-cell>
          <table:table-cell office:value-type="float" office:value="0.186617889576489" calcext:value-type="float">
            <text:p>0,186617889576489</text:p>
          </table:table-cell>
          <table:table-cell office:value-type="float" office:value="0.167753268869118" calcext:value-type="float">
            <text:p>0,167753268869118</text:p>
          </table:table-cell>
          <table:table-cell office:value-type="float" office:value="0.197403458188168" calcext:value-type="float">
            <text:p>0,197403458188168</text:p>
          </table:table-cell>
          <table:table-cell office:value-type="float" office:value="0.129780084013686" calcext:value-type="float">
            <text:p>0,129780084013686</text:p>
          </table:table-cell>
          <table:table-cell office:value-type="float" office:value="0.262346646922251" calcext:value-type="float">
            <text:p>0,262346646922251</text:p>
          </table:table-cell>
          <table:table-cell table:formula="of:=AVERAGE([.B47:.K47])" office:value-type="float" office:value="0.207362587696729" calcext:value-type="float">
            <text:p>0,2073625876967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4039287205106" calcext:value-type="float">
            <text:p>0,124039287205106</text:p>
          </table:table-cell>
          <table:table-cell office:value-type="float" office:value="0.133256335296466" calcext:value-type="float">
            <text:p>0,133256335296466</text:p>
          </table:table-cell>
          <table:table-cell office:value-type="float" office:value="0.204492732149141" calcext:value-type="float">
            <text:p>0,204492732149141</text:p>
          </table:table-cell>
          <table:table-cell office:value-type="float" office:value="0.165282740549153" calcext:value-type="float">
            <text:p>0,165282740549153</text:p>
          </table:table-cell>
          <table:table-cell office:value-type="float" office:value="0.204384114831887" calcext:value-type="float">
            <text:p>0,204384114831887</text:p>
          </table:table-cell>
          <table:table-cell office:value-type="float" office:value="0.189405480368465" calcext:value-type="float">
            <text:p>0,189405480368465</text:p>
          </table:table-cell>
          <table:table-cell office:value-type="float" office:value="0.182869889915828" calcext:value-type="float">
            <text:p>0,182869889915828</text:p>
          </table:table-cell>
          <table:table-cell office:value-type="float" office:value="0.189954934099803" calcext:value-type="float">
            <text:p>0,189954934099803</text:p>
          </table:table-cell>
          <table:table-cell office:value-type="float" office:value="0.1942022001639" calcext:value-type="float">
            <text:p>0,1942022001639</text:p>
          </table:table-cell>
          <table:table-cell office:value-type="float" office:value="0.204445425386794" calcext:value-type="float">
            <text:p>0,204445425386794</text:p>
          </table:table-cell>
          <table:table-cell table:formula="of:=AVERAGE([.B48:.K48])" office:value-type="float" office:value="0.179233313996654" calcext:value-type="float">
            <text:p>0,1792333139966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81180686093267" calcext:value-type="float">
            <text:p>0,181180686093267</text:p>
          </table:table-cell>
          <table:table-cell office:value-type="float" office:value="0.152787131458971" calcext:value-type="float">
            <text:p>0,152787131458971</text:p>
          </table:table-cell>
          <table:table-cell office:value-type="float" office:value="0.148097925238706" calcext:value-type="float">
            <text:p>0,148097925238706</text:p>
          </table:table-cell>
          <table:table-cell office:value-type="float" office:value="0.137586847779288" calcext:value-type="float">
            <text:p>0,137586847779288</text:p>
          </table:table-cell>
          <table:table-cell office:value-type="float" office:value="0.151723440211481" calcext:value-type="float">
            <text:p>0,151723440211481</text:p>
          </table:table-cell>
          <table:table-cell office:value-type="float" office:value="0.140571849213103" calcext:value-type="float">
            <text:p>0,140571849213103</text:p>
          </table:table-cell>
          <table:table-cell office:value-type="float" office:value="0.142681221923991" calcext:value-type="float">
            <text:p>0,142681221923991</text:p>
          </table:table-cell>
          <table:table-cell office:value-type="float" office:value="0.150867680763832" calcext:value-type="float">
            <text:p>0,150867680763832</text:p>
          </table:table-cell>
          <table:table-cell office:value-type="float" office:value="0.15940748643088" calcext:value-type="float">
            <text:p>0,15940748643088</text:p>
          </table:table-cell>
          <table:table-cell office:value-type="float" office:value="0.124382456991123" calcext:value-type="float">
            <text:p>0,124382456991123</text:p>
          </table:table-cell>
          <table:table-cell table:formula="of:=AVERAGE([.B49:.K49])" office:value-type="float" office:value="0.148928672610464" calcext:value-type="float">
            <text:p>0,1489286726104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2092851650347" calcext:value-type="float">
            <text:p>0,152092851650347</text:p>
          </table:table-cell>
          <table:table-cell office:value-type="float" office:value="0.204966786532439" calcext:value-type="float">
            <text:p>0,204966786532439</text:p>
          </table:table-cell>
          <table:table-cell office:value-type="float" office:value="0.169978446593796" calcext:value-type="float">
            <text:p>0,169978446593796</text:p>
          </table:table-cell>
          <table:table-cell office:value-type="float" office:value="0.119707821734574" calcext:value-type="float">
            <text:p>0,119707821734574</text:p>
          </table:table-cell>
          <table:table-cell office:value-type="float" office:value="0.185287272949909" calcext:value-type="float">
            <text:p>0,185287272949909</text:p>
          </table:table-cell>
          <table:table-cell office:value-type="float" office:value="0.222812924376649" calcext:value-type="float">
            <text:p>0,222812924376649</text:p>
          </table:table-cell>
          <table:table-cell office:value-type="float" office:value="0.139540567791294" calcext:value-type="float">
            <text:p>0,139540567791294</text:p>
          </table:table-cell>
          <table:table-cell office:value-type="float" office:value="0.125677053239685" calcext:value-type="float">
            <text:p>0,125677053239685</text:p>
          </table:table-cell>
          <table:table-cell office:value-type="float" office:value="0.167534401769748" calcext:value-type="float">
            <text:p>0,167534401769748</text:p>
          </table:table-cell>
          <table:table-cell office:value-type="float" office:value="0.159466251655242" calcext:value-type="float">
            <text:p>0,159466251655242</text:p>
          </table:table-cell>
          <table:table-cell table:formula="of:=AVERAGE([.B50:.K50])" office:value-type="float" office:value="0.164706437829368" calcext:value-type="float">
            <text:p>0,1647064378293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70851063737211" calcext:value-type="float">
            <text:p>0,170851063737211</text:p>
          </table:table-cell>
          <table:table-cell office:value-type="float" office:value="0.139241566719054" calcext:value-type="float">
            <text:p>0,139241566719054</text:p>
          </table:table-cell>
          <table:table-cell office:value-type="float" office:value="0.149987027682658" calcext:value-type="float">
            <text:p>0,149987027682658</text:p>
          </table:table-cell>
          <table:table-cell office:value-type="float" office:value="0.226174399077319" calcext:value-type="float">
            <text:p>0,226174399077319</text:p>
          </table:table-cell>
          <table:table-cell office:value-type="float" office:value="0.170369300617388" calcext:value-type="float">
            <text:p>0,170369300617388</text:p>
          </table:table-cell>
          <table:table-cell office:value-type="float" office:value="0.115615911646495" calcext:value-type="float">
            <text:p>0,115615911646495</text:p>
          </table:table-cell>
          <table:table-cell office:value-type="float" office:value="0.151748207492215" calcext:value-type="float">
            <text:p>0,151748207492215</text:p>
          </table:table-cell>
          <table:table-cell office:value-type="float" office:value="0.125489811195951" calcext:value-type="float">
            <text:p>0,125489811195951</text:p>
          </table:table-cell>
          <table:table-cell office:value-type="float" office:value="0.122747836280122" calcext:value-type="float">
            <text:p>0,122747836280122</text:p>
          </table:table-cell>
          <table:table-cell office:value-type="float" office:value="0.118229832159798" calcext:value-type="float">
            <text:p>0,118229832159798</text:p>
          </table:table-cell>
          <table:table-cell table:formula="of:=AVERAGE([.B51:.K51])" office:value-type="float" office:value="0.149045495660821" calcext:value-type="float">
            <text:p>0,1490454956608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69569289525711" calcext:value-type="float">
            <text:p>0,169569289525711</text:p>
          </table:table-cell>
          <table:table-cell office:value-type="float" office:value="0.15852914712166" calcext:value-type="float">
            <text:p>0,15852914712166</text:p>
          </table:table-cell>
          <table:table-cell office:value-type="float" office:value="0.159331622193711" calcext:value-type="float">
            <text:p>0,159331622193711</text:p>
          </table:table-cell>
          <table:table-cell office:value-type="float" office:value="0.195317891289131" calcext:value-type="float">
            <text:p>0,195317891289131</text:p>
          </table:table-cell>
          <table:table-cell office:value-type="float" office:value="0.13201035536716" calcext:value-type="float">
            <text:p>0,13201035536716</text:p>
          </table:table-cell>
          <table:table-cell office:value-type="float" office:value="0.104012021162414" calcext:value-type="float">
            <text:p>0,104012021162414</text:p>
          </table:table-cell>
          <table:table-cell office:value-type="float" office:value="0.0993602234495268" calcext:value-type="float">
            <text:p>0,099360223449527</text:p>
          </table:table-cell>
          <table:table-cell office:value-type="float" office:value="0.159992453151644" calcext:value-type="float">
            <text:p>0,159992453151644</text:p>
          </table:table-cell>
          <table:table-cell office:value-type="float" office:value="0.160006925029477" calcext:value-type="float">
            <text:p>0,160006925029477</text:p>
          </table:table-cell>
          <table:table-cell office:value-type="float" office:value="0.158444212305886" calcext:value-type="float">
            <text:p>0,158444212305886</text:p>
          </table:table-cell>
          <table:table-cell table:formula="of:=AVERAGE([.B52:.K52])" office:value-type="float" office:value="0.149657414059632" calcext:value-type="float">
            <text:p>0,1496574140596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40098646376015" calcext:value-type="float">
            <text:p>0,140098646376015</text:p>
          </table:table-cell>
          <table:table-cell office:value-type="float" office:value="0.167357533616404" calcext:value-type="float">
            <text:p>0,167357533616404</text:p>
          </table:table-cell>
          <table:table-cell office:value-type="float" office:value="0.192434819910294" calcext:value-type="float">
            <text:p>0,192434819910294</text:p>
          </table:table-cell>
          <table:table-cell office:value-type="float" office:value="0.163249570977317" calcext:value-type="float">
            <text:p>0,163249570977317</text:p>
          </table:table-cell>
          <table:table-cell office:value-type="float" office:value="0.134376733554304" calcext:value-type="float">
            <text:p>0,134376733554304</text:p>
          </table:table-cell>
          <table:table-cell office:value-type="float" office:value="0.159505428301455" calcext:value-type="float">
            <text:p>0,159505428301455</text:p>
          </table:table-cell>
          <table:table-cell office:value-type="float" office:value="0.203847971061342" calcext:value-type="float">
            <text:p>0,203847971061342</text:p>
          </table:table-cell>
          <table:table-cell office:value-type="float" office:value="0.155526215595365" calcext:value-type="float">
            <text:p>0,155526215595365</text:p>
          </table:table-cell>
          <table:table-cell office:value-type="float" office:value="0.179122509145433" calcext:value-type="float">
            <text:p>0,179122509145433</text:p>
          </table:table-cell>
          <table:table-cell office:value-type="float" office:value="0.190443753220089" calcext:value-type="float">
            <text:p>0,190443753220089</text:p>
          </table:table-cell>
          <table:table-cell table:formula="of:=AVERAGE([.B53:.K53])" office:value-type="float" office:value="0.168596318175802" calcext:value-type="float">
            <text:p>0,1685963181758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7737813175594" calcext:value-type="float">
            <text:p>0,17737813175594</text:p>
          </table:table-cell>
          <table:table-cell office:value-type="float" office:value="0.124594207871551" calcext:value-type="float">
            <text:p>0,124594207871551</text:p>
          </table:table-cell>
          <table:table-cell office:value-type="float" office:value="0.154159595638907" calcext:value-type="float">
            <text:p>0,154159595638907</text:p>
          </table:table-cell>
          <table:table-cell office:value-type="float" office:value="0.121589533908365" calcext:value-type="float">
            <text:p>0,121589533908365</text:p>
          </table:table-cell>
          <table:table-cell office:value-type="float" office:value="0.170368363929714" calcext:value-type="float">
            <text:p>0,170368363929714</text:p>
          </table:table-cell>
          <table:table-cell office:value-type="float" office:value="0.186123281001032" calcext:value-type="float">
            <text:p>0,186123281001032</text:p>
          </table:table-cell>
          <table:table-cell office:value-type="float" office:value="0.131395435642175" calcext:value-type="float">
            <text:p>0,131395435642175</text:p>
          </table:table-cell>
          <table:table-cell office:value-type="float" office:value="0.113723172017828" calcext:value-type="float">
            <text:p>0,113723172017828</text:p>
          </table:table-cell>
          <table:table-cell office:value-type="float" office:value="0.110539454981673" calcext:value-type="float">
            <text:p>0,110539454981673</text:p>
          </table:table-cell>
          <table:table-cell office:value-type="float" office:value="0.142400947129979" calcext:value-type="float">
            <text:p>0,142400947129979</text:p>
          </table:table-cell>
          <table:table-cell table:formula="of:=AVERAGE([.B54:.K54])" office:value-type="float" office:value="0.143227212387716" calcext:value-type="float">
            <text:p>0,1432272123877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39778577007338" calcext:value-type="float">
            <text:p>0,139778577007338</text:p>
          </table:table-cell>
          <table:table-cell office:value-type="float" office:value="0.150831708166613" calcext:value-type="float">
            <text:p>0,150831708166613</text:p>
          </table:table-cell>
          <table:table-cell office:value-type="float" office:value="0.15813889141074" calcext:value-type="float">
            <text:p>0,15813889141074</text:p>
          </table:table-cell>
          <table:table-cell office:value-type="float" office:value="0.131204232535719" calcext:value-type="float">
            <text:p>0,131204232535719</text:p>
          </table:table-cell>
          <table:table-cell office:value-type="float" office:value="0.121148078682169" calcext:value-type="float">
            <text:p>0,121148078682169</text:p>
          </table:table-cell>
          <table:table-cell office:value-type="float" office:value="0.131967400794397" calcext:value-type="float">
            <text:p>0,131967400794397</text:p>
          </table:table-cell>
          <table:table-cell office:value-type="float" office:value="0.172964873232527" calcext:value-type="float">
            <text:p>0,172964873232527</text:p>
          </table:table-cell>
          <table:table-cell office:value-type="float" office:value="0.153803361951222" calcext:value-type="float">
            <text:p>0,153803361951222</text:p>
          </table:table-cell>
          <table:table-cell office:value-type="float" office:value="0.16509826652526" calcext:value-type="float">
            <text:p>0,16509826652526</text:p>
          </table:table-cell>
          <table:table-cell office:value-type="float" office:value="0.110205202247713" calcext:value-type="float">
            <text:p>0,110205202247713</text:p>
          </table:table-cell>
          <table:table-cell table:formula="of:=AVERAGE([.B55:.K55])" office:value-type="float" office:value="0.14351405925537" calcext:value-type="float">
            <text:p>0,143514059255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04509551422952" calcext:value-type="float">
            <text:p>0,104509551422952</text:p>
          </table:table-cell>
          <table:table-cell office:value-type="float" office:value="0.185195732680965" calcext:value-type="float">
            <text:p>0,185195732680965</text:p>
          </table:table-cell>
          <table:table-cell office:value-type="float" office:value="0.127334485654292" calcext:value-type="float">
            <text:p>0,127334485654292</text:p>
          </table:table-cell>
          <table:table-cell office:value-type="float" office:value="0.120105490633929" calcext:value-type="float">
            <text:p>0,120105490633929</text:p>
          </table:table-cell>
          <table:table-cell office:value-type="float" office:value="0.132572000009181" calcext:value-type="float">
            <text:p>0,132572000009181</text:p>
          </table:table-cell>
          <table:table-cell office:value-type="float" office:value="0.122308262569055" calcext:value-type="float">
            <text:p>0,122308262569055</text:p>
          </table:table-cell>
          <table:table-cell office:value-type="float" office:value="0.179505425172189" calcext:value-type="float">
            <text:p>0,179505425172189</text:p>
          </table:table-cell>
          <table:table-cell office:value-type="float" office:value="0.181905428208272" calcext:value-type="float">
            <text:p>0,181905428208272</text:p>
          </table:table-cell>
          <table:table-cell office:value-type="float" office:value="0.122287046723225" calcext:value-type="float">
            <text:p>0,122287046723225</text:p>
          </table:table-cell>
          <table:table-cell office:value-type="float" office:value="0.127604827928951" calcext:value-type="float">
            <text:p>0,127604827928951</text:p>
          </table:table-cell>
          <table:table-cell table:formula="of:=AVERAGE([.B56:.K56])" office:value-type="float" office:value="0.140332825100301" calcext:value-type="float">
            <text:p>0,1403328251003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29001139209055" calcext:value-type="float">
            <text:p>0,129001139209055</text:p>
          </table:table-cell>
          <table:table-cell office:value-type="float" office:value="0.156058555621724" calcext:value-type="float">
            <text:p>0,156058555621724</text:p>
          </table:table-cell>
          <table:table-cell office:value-type="float" office:value="0.126080181269984" calcext:value-type="float">
            <text:p>0,126080181269984</text:p>
          </table:table-cell>
          <table:table-cell office:value-type="float" office:value="0.12269728425002" calcext:value-type="float">
            <text:p>0,12269728425002</text:p>
          </table:table-cell>
          <table:table-cell office:value-type="float" office:value="0.147314153001461" calcext:value-type="float">
            <text:p>0,147314153001461</text:p>
          </table:table-cell>
          <table:table-cell office:value-type="float" office:value="0.165724015642616" calcext:value-type="float">
            <text:p>0,165724015642616</text:p>
          </table:table-cell>
          <table:table-cell office:value-type="float" office:value="0.131153900103651" calcext:value-type="float">
            <text:p>0,131153900103651</text:p>
          </table:table-cell>
          <table:table-cell office:value-type="float" office:value="0.143556525832557" calcext:value-type="float">
            <text:p>0,143556525832557</text:p>
          </table:table-cell>
          <table:table-cell office:value-type="float" office:value="0.127919197360583" calcext:value-type="float">
            <text:p>0,127919197360583</text:p>
          </table:table-cell>
          <table:table-cell office:value-type="float" office:value="0.183597694124572" calcext:value-type="float">
            <text:p>0,183597694124572</text:p>
          </table:table-cell>
          <table:table-cell table:formula="of:=AVERAGE([.B57:.K57])" office:value-type="float" office:value="0.143310264641622" calcext:value-type="float">
            <text:p>0,1433102646416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1654158981389" calcext:value-type="float">
            <text:p>0,121654158981389</text:p>
          </table:table-cell>
          <table:table-cell office:value-type="float" office:value="0.178912979833824" calcext:value-type="float">
            <text:p>0,178912979833824</text:p>
          </table:table-cell>
          <table:table-cell office:value-type="float" office:value="0.106200604355946" calcext:value-type="float">
            <text:p>0,106200604355946</text:p>
          </table:table-cell>
          <table:table-cell office:value-type="float" office:value="0.137620578816003" calcext:value-type="float">
            <text:p>0,137620578816003</text:p>
          </table:table-cell>
          <table:table-cell office:value-type="float" office:value="0.129339332654366" calcext:value-type="float">
            <text:p>0,129339332654366</text:p>
          </table:table-cell>
          <table:table-cell office:value-type="float" office:value="0.157101406261518" calcext:value-type="float">
            <text:p>0,157101406261518</text:p>
          </table:table-cell>
          <table:table-cell office:value-type="float" office:value="0.133988931006542" calcext:value-type="float">
            <text:p>0,133988931006542</text:p>
          </table:table-cell>
          <table:table-cell office:value-type="float" office:value="0.129739175500575" calcext:value-type="float">
            <text:p>0,129739175500575</text:p>
          </table:table-cell>
          <table:table-cell office:value-type="float" office:value="0.107883677849501" calcext:value-type="float">
            <text:p>0,107883677849501</text:p>
          </table:table-cell>
          <table:table-cell office:value-type="float" office:value="0.110305622155341" calcext:value-type="float">
            <text:p>0,110305622155341</text:p>
          </table:table-cell>
          <table:table-cell table:formula="of:=AVERAGE([.B58:.K58])" office:value-type="float" office:value="0.131274646741501" calcext:value-type="float">
            <text:p>0,1312746467415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6180697605145" calcext:value-type="float">
            <text:p>0,16180697605145</text:p>
          </table:table-cell>
          <table:table-cell office:value-type="float" office:value="0.168431085012458" calcext:value-type="float">
            <text:p>0,168431085012458</text:p>
          </table:table-cell>
          <table:table-cell office:value-type="float" office:value="0.160111010755897" calcext:value-type="float">
            <text:p>0,160111010755897</text:p>
          </table:table-cell>
          <table:table-cell office:value-type="float" office:value="0.170406008403307" calcext:value-type="float">
            <text:p>0,170406008403307</text:p>
          </table:table-cell>
          <table:table-cell office:value-type="float" office:value="0.109274839482512" calcext:value-type="float">
            <text:p>0,109274839482512</text:p>
          </table:table-cell>
          <table:table-cell office:value-type="float" office:value="0.128008478395597" calcext:value-type="float">
            <text:p>0,128008478395597</text:p>
          </table:table-cell>
          <table:table-cell office:value-type="float" office:value="0.131101014558165" calcext:value-type="float">
            <text:p>0,131101014558165</text:p>
          </table:table-cell>
          <table:table-cell office:value-type="float" office:value="0.120619239308415" calcext:value-type="float">
            <text:p>0,120619239308415</text:p>
          </table:table-cell>
          <table:table-cell office:value-type="float" office:value="0.113231409673987" calcext:value-type="float">
            <text:p>0,113231409673987</text:p>
          </table:table-cell>
          <table:table-cell office:value-type="float" office:value="0.130308422460803" calcext:value-type="float">
            <text:p>0,130308422460803</text:p>
          </table:table-cell>
          <table:table-cell table:formula="of:=AVERAGE([.B59:.K59])" office:value-type="float" office:value="0.139329848410259" calcext:value-type="float">
            <text:p>0,1393298484102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64896831459159" calcext:value-type="float">
            <text:p>0,164896831459159</text:p>
          </table:table-cell>
          <table:table-cell office:value-type="float" office:value="0.125475714609498" calcext:value-type="float">
            <text:p>0,125475714609498</text:p>
          </table:table-cell>
          <table:table-cell office:value-type="float" office:value="0.116157428369473" calcext:value-type="float">
            <text:p>0,116157428369473</text:p>
          </table:table-cell>
          <table:table-cell office:value-type="float" office:value="0.158743030914149" calcext:value-type="float">
            <text:p>0,158743030914149</text:p>
          </table:table-cell>
          <table:table-cell office:value-type="float" office:value="0.12547072857036" calcext:value-type="float">
            <text:p>0,12547072857036</text:p>
          </table:table-cell>
          <table:table-cell office:value-type="float" office:value="0.0959149675141564" calcext:value-type="float">
            <text:p>0,095914967514156</text:p>
          </table:table-cell>
          <table:table-cell office:value-type="float" office:value="0.10892858624227" calcext:value-type="float">
            <text:p>0,10892858624227</text:p>
          </table:table-cell>
          <table:table-cell office:value-type="float" office:value="0.164321821953029" calcext:value-type="float">
            <text:p>0,164321821953029</text:p>
          </table:table-cell>
          <table:table-cell office:value-type="float" office:value="0.110675670114077" calcext:value-type="float">
            <text:p>0,110675670114077</text:p>
          </table:table-cell>
          <table:table-cell office:value-type="float" office:value="0.131546190104918" calcext:value-type="float">
            <text:p>0,131546190104918</text:p>
          </table:table-cell>
          <table:table-cell table:formula="of:=AVERAGE([.B60:.K60])" office:value-type="float" office:value="0.130213096985109" calcext:value-type="float">
            <text:p>0,1302130969851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18472429178419" calcext:value-type="float">
            <text:p>0,118472429178419</text:p>
          </table:table-cell>
          <table:table-cell office:value-type="float" office:value="0.13562328381372" calcext:value-type="float">
            <text:p>0,13562328381372</text:p>
          </table:table-cell>
          <table:table-cell office:value-type="float" office:value="0.127597022814121" calcext:value-type="float">
            <text:p>0,127597022814121</text:p>
          </table:table-cell>
          <table:table-cell office:value-type="float" office:value="0.116211348324983" calcext:value-type="float">
            <text:p>0,116211348324983</text:p>
          </table:table-cell>
          <table:table-cell office:value-type="float" office:value="0.116885961523923" calcext:value-type="float">
            <text:p>0,116885961523923</text:p>
          </table:table-cell>
          <table:table-cell office:value-type="float" office:value="0.122880580841089" calcext:value-type="float">
            <text:p>0,122880580841089</text:p>
          </table:table-cell>
          <table:table-cell office:value-type="float" office:value="0.101495897150445" calcext:value-type="float">
            <text:p>0,101495897150445</text:p>
          </table:table-cell>
          <table:table-cell office:value-type="float" office:value="0.177511410642096" calcext:value-type="float">
            <text:p>0,177511410642096</text:p>
          </table:table-cell>
          <table:table-cell office:value-type="float" office:value="0.108154468825441" calcext:value-type="float">
            <text:p>0,108154468825441</text:p>
          </table:table-cell>
          <table:table-cell office:value-type="float" office:value="0.127221102959303" calcext:value-type="float">
            <text:p>0,127221102959303</text:p>
          </table:table-cell>
          <table:table-cell table:formula="of:=AVERAGE([.B61:.K61])" office:value-type="float" office:value="0.125205350607354" calcext:value-type="float">
            <text:p>0,1252053506073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4463992337419" calcext:value-type="float">
            <text:p>0,124463992337419</text:p>
          </table:table-cell>
          <table:table-cell office:value-type="float" office:value="0.140652967638953" calcext:value-type="float">
            <text:p>0,140652967638953</text:p>
          </table:table-cell>
          <table:table-cell office:value-type="float" office:value="0.119316951432402" calcext:value-type="float">
            <text:p>0,119316951432402</text:p>
          </table:table-cell>
          <table:table-cell office:value-type="float" office:value="0.114014309316952" calcext:value-type="float">
            <text:p>0,114014309316952</text:p>
          </table:table-cell>
          <table:table-cell office:value-type="float" office:value="0.12988076433456" calcext:value-type="float">
            <text:p>0,12988076433456</text:p>
          </table:table-cell>
          <table:table-cell office:value-type="float" office:value="0.157708519346728" calcext:value-type="float">
            <text:p>0,157708519346728</text:p>
          </table:table-cell>
          <table:table-cell office:value-type="float" office:value="0.119044749071287" calcext:value-type="float">
            <text:p>0,119044749071287</text:p>
          </table:table-cell>
          <table:table-cell office:value-type="float" office:value="0.119548121058277" calcext:value-type="float">
            <text:p>0,119548121058277</text:p>
          </table:table-cell>
          <table:table-cell office:value-type="float" office:value="0.124249633945872" calcext:value-type="float">
            <text:p>0,124249633945872</text:p>
          </table:table-cell>
          <table:table-cell office:value-type="float" office:value="0.116666270246152" calcext:value-type="float">
            <text:p>0,116666270246152</text:p>
          </table:table-cell>
          <table:table-cell table:formula="of:=AVERAGE([.B62:.K62])" office:value-type="float" office:value="0.12655462787286" calcext:value-type="float">
            <text:p>0,126554627872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0568979275247" calcext:value-type="float">
            <text:p>0,10568979275247</text:p>
          </table:table-cell>
          <table:table-cell office:value-type="float" office:value="0.103742193641293" calcext:value-type="float">
            <text:p>0,103742193641293</text:p>
          </table:table-cell>
          <table:table-cell office:value-type="float" office:value="0.139901114720064" calcext:value-type="float">
            <text:p>0,139901114720064</text:p>
          </table:table-cell>
          <table:table-cell office:value-type="float" office:value="0.110311014243331" calcext:value-type="float">
            <text:p>0,110311014243331</text:p>
          </table:table-cell>
          <table:table-cell office:value-type="float" office:value="0.152760429276116" calcext:value-type="float">
            <text:p>0,152760429276116</text:p>
          </table:table-cell>
          <table:table-cell office:value-type="float" office:value="0.115194814316919" calcext:value-type="float">
            <text:p>0,115194814316919</text:p>
          </table:table-cell>
          <table:table-cell office:value-type="float" office:value="0.14602391603318" calcext:value-type="float">
            <text:p>0,14602391603318</text:p>
          </table:table-cell>
          <table:table-cell office:value-type="float" office:value="0.113156826830748" calcext:value-type="float">
            <text:p>0,113156826830748</text:p>
          </table:table-cell>
          <table:table-cell office:value-type="float" office:value="0.0776536655481706" calcext:value-type="float">
            <text:p>0,077653665548171</text:p>
          </table:table-cell>
          <table:table-cell office:value-type="float" office:value="0.124937133967926" calcext:value-type="float">
            <text:p>0,124937133967926</text:p>
          </table:table-cell>
          <table:table-cell table:formula="of:=AVERAGE([.B63:.K63])" office:value-type="float" office:value="0.118937090133022" calcext:value-type="float">
            <text:p>0,1189370901330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26859802387389" calcext:value-type="float">
            <text:p>0,126859802387389</text:p>
          </table:table-cell>
          <table:table-cell office:value-type="float" office:value="0.117858595993033" calcext:value-type="float">
            <text:p>0,117858595993033</text:p>
          </table:table-cell>
          <table:table-cell office:value-type="float" office:value="0.152769812720412" calcext:value-type="float">
            <text:p>0,152769812720412</text:p>
          </table:table-cell>
          <table:table-cell office:value-type="float" office:value="0.117879563977674" calcext:value-type="float">
            <text:p>0,117879563977674</text:p>
          </table:table-cell>
          <table:table-cell office:value-type="float" office:value="0.131670051088521" calcext:value-type="float">
            <text:p>0,131670051088521</text:p>
          </table:table-cell>
          <table:table-cell office:value-type="float" office:value="0.106758499979465" calcext:value-type="float">
            <text:p>0,106758499979465</text:p>
          </table:table-cell>
          <table:table-cell office:value-type="float" office:value="0.118266011282832" calcext:value-type="float">
            <text:p>0,118266011282832</text:p>
          </table:table-cell>
          <table:table-cell office:value-type="float" office:value="0.149149017149029" calcext:value-type="float">
            <text:p>0,149149017149029</text:p>
          </table:table-cell>
          <table:table-cell office:value-type="float" office:value="0.129328920025922" calcext:value-type="float">
            <text:p>0,129328920025922</text:p>
          </table:table-cell>
          <table:table-cell office:value-type="float" office:value="0.122100318250682" calcext:value-type="float">
            <text:p>0,122100318250682</text:p>
          </table:table-cell>
          <table:table-cell table:formula="of:=AVERAGE([.B64:.K64])" office:value-type="float" office:value="0.127264059285496" calcext:value-type="float">
            <text:p>0,1272640592854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17738119964173" calcext:value-type="float">
            <text:p>0,117738119964173</text:p>
          </table:table-cell>
          <table:table-cell office:value-type="float" office:value="0.140950681645447" calcext:value-type="float">
            <text:p>0,140950681645447</text:p>
          </table:table-cell>
          <table:table-cell office:value-type="float" office:value="0.121296429948065" calcext:value-type="float">
            <text:p>0,121296429948065</text:p>
          </table:table-cell>
          <table:table-cell office:value-type="float" office:value="0.116711173076129" calcext:value-type="float">
            <text:p>0,116711173076129</text:p>
          </table:table-cell>
          <table:table-cell office:value-type="float" office:value="0.0913523739349582" calcext:value-type="float">
            <text:p>0,091352373934958</text:p>
          </table:table-cell>
          <table:table-cell office:value-type="float" office:value="0.107242813878042" calcext:value-type="float">
            <text:p>0,107242813878042</text:p>
          </table:table-cell>
          <table:table-cell office:value-type="float" office:value="0.147767263686653" calcext:value-type="float">
            <text:p>0,147767263686653</text:p>
          </table:table-cell>
          <table:table-cell office:value-type="float" office:value="0.126545970778954" calcext:value-type="float">
            <text:p>0,126545970778954</text:p>
          </table:table-cell>
          <table:table-cell office:value-type="float" office:value="0.132236462480317" calcext:value-type="float">
            <text:p>0,132236462480317</text:p>
          </table:table-cell>
          <table:table-cell office:value-type="float" office:value="0.116361007527372" calcext:value-type="float">
            <text:p>0,116361007527372</text:p>
          </table:table-cell>
          <table:table-cell table:formula="of:=AVERAGE([.B65:.K65])" office:value-type="float" office:value="0.121820229692011" calcext:value-type="float">
            <text:p>0,1218202296920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53753845067746" calcext:value-type="float">
            <text:p>0,153753845067746</text:p>
          </table:table-cell>
          <table:table-cell office:value-type="float" office:value="0.115658871041816" calcext:value-type="float">
            <text:p>0,115658871041816</text:p>
          </table:table-cell>
          <table:table-cell office:value-type="float" office:value="0.122256707604884" calcext:value-type="float">
            <text:p>0,122256707604884</text:p>
          </table:table-cell>
          <table:table-cell office:value-type="float" office:value="0.112502460215942" calcext:value-type="float">
            <text:p>0,112502460215942</text:p>
          </table:table-cell>
          <table:table-cell office:value-type="float" office:value="0.104403692997252" calcext:value-type="float">
            <text:p>0,104403692997252</text:p>
          </table:table-cell>
          <table:table-cell office:value-type="float" office:value="0.117790137123844" calcext:value-type="float">
            <text:p>0,117790137123844</text:p>
          </table:table-cell>
          <table:table-cell office:value-type="float" office:value="0.0964579279174951" calcext:value-type="float">
            <text:p>0,096457927917495</text:p>
          </table:table-cell>
          <table:table-cell office:value-type="float" office:value="0.124696842241074" calcext:value-type="float">
            <text:p>0,124696842241074</text:p>
          </table:table-cell>
          <table:table-cell office:value-type="float" office:value="0.119191863177306" calcext:value-type="float">
            <text:p>0,119191863177306</text:p>
          </table:table-cell>
          <table:table-cell office:value-type="float" office:value="0.107303923286258" calcext:value-type="float">
            <text:p>0,107303923286258</text:p>
          </table:table-cell>
          <table:table-cell table:formula="of:=AVERAGE([.B66:.K66])" office:value-type="float" office:value="0.117401627067362" calcext:value-type="float">
            <text:p>0,1174016270673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44102884108658" calcext:value-type="float">
            <text:p>0,144102884108658</text:p>
          </table:table-cell>
          <table:table-cell office:value-type="float" office:value="0.101547975425612" calcext:value-type="float">
            <text:p>0,101547975425612</text:p>
          </table:table-cell>
          <table:table-cell office:value-type="float" office:value="0.122746532825572" calcext:value-type="float">
            <text:p>0,122746532825572</text:p>
          </table:table-cell>
          <table:table-cell office:value-type="float" office:value="0.117063599373756" calcext:value-type="float">
            <text:p>0,117063599373756</text:p>
          </table:table-cell>
          <table:table-cell office:value-type="float" office:value="0.105726659345517" calcext:value-type="float">
            <text:p>0,105726659345517</text:p>
          </table:table-cell>
          <table:table-cell office:value-type="float" office:value="0.116036902515228" calcext:value-type="float">
            <text:p>0,116036902515228</text:p>
          </table:table-cell>
          <table:table-cell office:value-type="float" office:value="0.123349867069062" calcext:value-type="float">
            <text:p>0,123349867069062</text:p>
          </table:table-cell>
          <table:table-cell office:value-type="float" office:value="0.119812908993592" calcext:value-type="float">
            <text:p>0,119812908993592</text:p>
          </table:table-cell>
          <table:table-cell office:value-type="float" office:value="0.137957476401501" calcext:value-type="float">
            <text:p>0,137957476401501</text:p>
          </table:table-cell>
          <table:table-cell office:value-type="float" office:value="0.107806298600861" calcext:value-type="float">
            <text:p>0,107806298600861</text:p>
          </table:table-cell>
          <table:table-cell table:formula="of:=AVERAGE([.B67:.K67])" office:value-type="float" office:value="0.119615110465936" calcext:value-type="float">
            <text:p>0,1196151104659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22832203921355" calcext:value-type="float">
            <text:p>0,122832203921355</text:p>
          </table:table-cell>
          <table:table-cell office:value-type="float" office:value="0.123278171901581" calcext:value-type="float">
            <text:p>0,123278171901581</text:p>
          </table:table-cell>
          <table:table-cell office:value-type="float" office:value="0.104493484444286" calcext:value-type="float">
            <text:p>0,104493484444286</text:p>
          </table:table-cell>
          <table:table-cell office:value-type="float" office:value="0.130485383785466" calcext:value-type="float">
            <text:p>0,130485383785466</text:p>
          </table:table-cell>
          <table:table-cell office:value-type="float" office:value="0.14889259329355" calcext:value-type="float">
            <text:p>0,14889259329355</text:p>
          </table:table-cell>
          <table:table-cell office:value-type="float" office:value="0.121326157772685" calcext:value-type="float">
            <text:p>0,121326157772685</text:p>
          </table:table-cell>
          <table:table-cell office:value-type="float" office:value="0.131415784317888" calcext:value-type="float">
            <text:p>0,131415784317888</text:p>
          </table:table-cell>
          <table:table-cell office:value-type="float" office:value="0.156190633113568" calcext:value-type="float">
            <text:p>0,156190633113568</text:p>
          </table:table-cell>
          <table:table-cell office:value-type="float" office:value="0.151098429015662" calcext:value-type="float">
            <text:p>0,151098429015662</text:p>
          </table:table-cell>
          <table:table-cell office:value-type="float" office:value="0.111606651729444" calcext:value-type="float">
            <text:p>0,111606651729444</text:p>
          </table:table-cell>
          <table:table-cell table:formula="of:=AVERAGE([.B68:.K68])" office:value-type="float" office:value="0.130161949329549" calcext:value-type="float">
            <text:p>0,1301619493295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23917878092643" calcext:value-type="float">
            <text:p>0,123917878092643</text:p>
          </table:table-cell>
          <table:table-cell office:value-type="float" office:value="0.137007230127902" calcext:value-type="float">
            <text:p>0,137007230127902</text:p>
          </table:table-cell>
          <table:table-cell office:value-type="float" office:value="0.114054135887836" calcext:value-type="float">
            <text:p>0,114054135887836</text:p>
          </table:table-cell>
          <table:table-cell office:value-type="float" office:value="0.107602448632708" calcext:value-type="float">
            <text:p>0,107602448632708</text:p>
          </table:table-cell>
          <table:table-cell office:value-type="float" office:value="0.144095171747549" calcext:value-type="float">
            <text:p>0,144095171747549</text:p>
          </table:table-cell>
          <table:table-cell office:value-type="float" office:value="0.104403878501529" calcext:value-type="float">
            <text:p>0,104403878501529</text:p>
          </table:table-cell>
          <table:table-cell office:value-type="float" office:value="0.106841468852949" calcext:value-type="float">
            <text:p>0,106841468852949</text:p>
          </table:table-cell>
          <table:table-cell office:value-type="float" office:value="0.126641506902511" calcext:value-type="float">
            <text:p>0,126641506902511</text:p>
          </table:table-cell>
          <table:table-cell office:value-type="float" office:value="0.0867919338971935" calcext:value-type="float">
            <text:p>0,086791933897194</text:p>
          </table:table-cell>
          <table:table-cell office:value-type="float" office:value="0.128587912933385" calcext:value-type="float">
            <text:p>0,128587912933385</text:p>
          </table:table-cell>
          <table:table-cell table:formula="of:=AVERAGE([.B69:.K69])" office:value-type="float" office:value="0.117994356557621" calcext:value-type="float">
            <text:p>0,1179943565576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55608480619325" calcext:value-type="float">
            <text:p>0,095560848061933</text:p>
          </table:table-cell>
          <table:table-cell office:value-type="float" office:value="0.106617500237769" calcext:value-type="float">
            <text:p>0,106617500237769</text:p>
          </table:table-cell>
          <table:table-cell office:value-type="float" office:value="0.1143462897161" calcext:value-type="float">
            <text:p>0,1143462897161</text:p>
          </table:table-cell>
          <table:table-cell office:value-type="float" office:value="0.138638955456457" calcext:value-type="float">
            <text:p>0,138638955456457</text:p>
          </table:table-cell>
          <table:table-cell office:value-type="float" office:value="0.100454840560098" calcext:value-type="float">
            <text:p>0,100454840560098</text:p>
          </table:table-cell>
          <table:table-cell office:value-type="float" office:value="0.107466698337231" calcext:value-type="float">
            <text:p>0,107466698337231</text:p>
          </table:table-cell>
          <table:table-cell office:value-type="float" office:value="0.102290044284114" calcext:value-type="float">
            <text:p>0,102290044284114</text:p>
          </table:table-cell>
          <table:table-cell office:value-type="float" office:value="0.147002237124567" calcext:value-type="float">
            <text:p>0,147002237124567</text:p>
          </table:table-cell>
          <table:table-cell office:value-type="float" office:value="0.117515586745171" calcext:value-type="float">
            <text:p>0,117515586745171</text:p>
          </table:table-cell>
          <table:table-cell office:value-type="float" office:value="0.12825004443632" calcext:value-type="float">
            <text:p>0,12825004443632</text:p>
          </table:table-cell>
          <table:table-cell table:formula="of:=AVERAGE([.B70:.K70])" office:value-type="float" office:value="0.115814304495976" calcext:value-type="float">
            <text:p>0,1158143044959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968190202839302" calcext:value-type="float">
            <text:p>0,09681902028393</text:p>
          </table:table-cell>
          <table:table-cell office:value-type="float" office:value="0.117888533458526" calcext:value-type="float">
            <text:p>0,117888533458526</text:p>
          </table:table-cell>
          <table:table-cell office:value-type="float" office:value="0.14238890072475" calcext:value-type="float">
            <text:p>0,14238890072475</text:p>
          </table:table-cell>
          <table:table-cell office:value-type="float" office:value="0.114434473696603" calcext:value-type="float">
            <text:p>0,114434473696603</text:p>
          </table:table-cell>
          <table:table-cell office:value-type="float" office:value="0.102444478727285" calcext:value-type="float">
            <text:p>0,102444478727285</text:p>
          </table:table-cell>
          <table:table-cell office:value-type="float" office:value="0.116547712648369" calcext:value-type="float">
            <text:p>0,116547712648369</text:p>
          </table:table-cell>
          <table:table-cell office:value-type="float" office:value="0.17296720571733" calcext:value-type="float">
            <text:p>0,17296720571733</text:p>
          </table:table-cell>
          <table:table-cell office:value-type="float" office:value="0.0938026924655875" calcext:value-type="float">
            <text:p>0,093802692465588</text:p>
          </table:table-cell>
          <table:table-cell office:value-type="float" office:value="0.111946741170451" calcext:value-type="float">
            <text:p>0,111946741170451</text:p>
          </table:table-cell>
          <table:table-cell office:value-type="float" office:value="0.122174809951478" calcext:value-type="float">
            <text:p>0,122174809951478</text:p>
          </table:table-cell>
          <table:table-cell table:formula="of:=AVERAGE([.B71:.K71])" office:value-type="float" office:value="0.119141456884431" calcext:value-type="float">
            <text:p>0,1191414568844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11545798947082" calcext:value-type="float">
            <text:p>0,111545798947082</text:p>
          </table:table-cell>
          <table:table-cell office:value-type="float" office:value="0.0990132768021354" calcext:value-type="float">
            <text:p>0,099013276802135</text:p>
          </table:table-cell>
          <table:table-cell office:value-type="float" office:value="0.105399824966498" calcext:value-type="float">
            <text:p>0,105399824966498</text:p>
          </table:table-cell>
          <table:table-cell office:value-type="float" office:value="0.0942796354883178" calcext:value-type="float">
            <text:p>0,094279635488318</text:p>
          </table:table-cell>
          <table:table-cell office:value-type="float" office:value="0.106971774476375" calcext:value-type="float">
            <text:p>0,106971774476375</text:p>
          </table:table-cell>
          <table:table-cell office:value-type="float" office:value="0.100268735209635" calcext:value-type="float">
            <text:p>0,100268735209635</text:p>
          </table:table-cell>
          <table:table-cell office:value-type="float" office:value="0.109230809524171" calcext:value-type="float">
            <text:p>0,109230809524171</text:p>
          </table:table-cell>
          <table:table-cell office:value-type="float" office:value="0.0838707351806696" calcext:value-type="float">
            <text:p>0,08387073518067</text:p>
          </table:table-cell>
          <table:table-cell office:value-type="float" office:value="0.104398169507803" calcext:value-type="float">
            <text:p>0,104398169507803</text:p>
          </table:table-cell>
          <table:table-cell office:value-type="float" office:value="0.114114203169103" calcext:value-type="float">
            <text:p>0,114114203169103</text:p>
          </table:table-cell>
          <table:table-cell table:formula="of:=AVERAGE([.B72:.K72])" office:value-type="float" office:value="0.102909296327179" calcext:value-type="float">
            <text:p>0,1029092963271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940246625015407" calcext:value-type="float">
            <text:p>0,094024662501541</text:p>
          </table:table-cell>
          <table:table-cell office:value-type="float" office:value="0.133507035482243" calcext:value-type="float">
            <text:p>0,133507035482243</text:p>
          </table:table-cell>
          <table:table-cell office:value-type="float" office:value="0.117547687892792" calcext:value-type="float">
            <text:p>0,117547687892792</text:p>
          </table:table-cell>
          <table:table-cell office:value-type="float" office:value="0.108546274169928" calcext:value-type="float">
            <text:p>0,108546274169928</text:p>
          </table:table-cell>
          <table:table-cell office:value-type="float" office:value="0.113236051943513" calcext:value-type="float">
            <text:p>0,113236051943513</text:p>
          </table:table-cell>
          <table:table-cell office:value-type="float" office:value="0.0961542334610187" calcext:value-type="float">
            <text:p>0,096154233461019</text:p>
          </table:table-cell>
          <table:table-cell office:value-type="float" office:value="0.127309321833909" calcext:value-type="float">
            <text:p>0,127309321833909</text:p>
          </table:table-cell>
          <table:table-cell office:value-type="float" office:value="0.138798136688484" calcext:value-type="float">
            <text:p>0,138798136688484</text:p>
          </table:table-cell>
          <table:table-cell office:value-type="float" office:value="0.104855632004607" calcext:value-type="float">
            <text:p>0,104855632004607</text:p>
          </table:table-cell>
          <table:table-cell office:value-type="float" office:value="0.117655550041258" calcext:value-type="float">
            <text:p>0,117655550041258</text:p>
          </table:table-cell>
          <table:table-cell table:formula="of:=AVERAGE([.B73:.K73])" office:value-type="float" office:value="0.115163458601929" calcext:value-type="float">
            <text:p>0,1151634586019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17112269350642" calcext:value-type="float">
            <text:p>0,117112269350642</text:p>
          </table:table-cell>
          <table:table-cell office:value-type="float" office:value="0.102292984804401" calcext:value-type="float">
            <text:p>0,102292984804401</text:p>
          </table:table-cell>
          <table:table-cell office:value-type="float" office:value="0.118403784289018" calcext:value-type="float">
            <text:p>0,118403784289018</text:p>
          </table:table-cell>
          <table:table-cell office:value-type="float" office:value="0.127801663811588" calcext:value-type="float">
            <text:p>0,127801663811588</text:p>
          </table:table-cell>
          <table:table-cell office:value-type="float" office:value="0.109720964460441" calcext:value-type="float">
            <text:p>0,109720964460441</text:p>
          </table:table-cell>
          <table:table-cell office:value-type="float" office:value="0.107938568014251" calcext:value-type="float">
            <text:p>0,107938568014251</text:p>
          </table:table-cell>
          <table:table-cell office:value-type="float" office:value="0.107013461099831" calcext:value-type="float">
            <text:p>0,107013461099831</text:p>
          </table:table-cell>
          <table:table-cell office:value-type="float" office:value="0.102624806782155" calcext:value-type="float">
            <text:p>0,102624806782155</text:p>
          </table:table-cell>
          <table:table-cell office:value-type="float" office:value="0.0943103096636481" calcext:value-type="float">
            <text:p>0,094310309663648</text:p>
          </table:table-cell>
          <table:table-cell office:value-type="float" office:value="0.119955028964976" calcext:value-type="float">
            <text:p>0,119955028964976</text:p>
          </table:table-cell>
          <table:table-cell table:formula="of:=AVERAGE([.B74:.K74])" office:value-type="float" office:value="0.110717384124095" calcext:value-type="float">
            <text:p>0,1107173841240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30036610225876" calcext:value-type="float">
            <text:p>0,130036610225876</text:p>
          </table:table-cell>
          <table:table-cell office:value-type="float" office:value="0.0928386161815141" calcext:value-type="float">
            <text:p>0,092838616181514</text:p>
          </table:table-cell>
          <table:table-cell office:value-type="float" office:value="0.108730411232948" calcext:value-type="float">
            <text:p>0,108730411232948</text:p>
          </table:table-cell>
          <table:table-cell office:value-type="float" office:value="0.107313841371086" calcext:value-type="float">
            <text:p>0,107313841371086</text:p>
          </table:table-cell>
          <table:table-cell office:value-type="float" office:value="0.135685757796478" calcext:value-type="float">
            <text:p>0,135685757796478</text:p>
          </table:table-cell>
          <table:table-cell office:value-type="float" office:value="0.108407291096889" calcext:value-type="float">
            <text:p>0,108407291096889</text:p>
          </table:table-cell>
          <table:table-cell office:value-type="float" office:value="0.110448713514131" calcext:value-type="float">
            <text:p>0,110448713514131</text:p>
          </table:table-cell>
          <table:table-cell office:value-type="float" office:value="0.0972200073480729" calcext:value-type="float">
            <text:p>0,097220007348073</text:p>
          </table:table-cell>
          <table:table-cell office:value-type="float" office:value="0.120434174548389" calcext:value-type="float">
            <text:p>0,120434174548389</text:p>
          </table:table-cell>
          <table:table-cell office:value-type="float" office:value="0.109847367188151" calcext:value-type="float">
            <text:p>0,109847367188151</text:p>
          </table:table-cell>
          <table:table-cell table:formula="of:=AVERAGE([.B75:.K75])" office:value-type="float" office:value="0.112096279050354" calcext:value-type="float">
            <text:p>0,1120962790503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16411717291141" calcext:value-type="float">
            <text:p>0,116411717291141</text:p>
          </table:table-cell>
          <table:table-cell office:value-type="float" office:value="0.0948717735895165" calcext:value-type="float">
            <text:p>0,094871773589517</text:p>
          </table:table-cell>
          <table:table-cell office:value-type="float" office:value="0.121681076618445" calcext:value-type="float">
            <text:p>0,121681076618445</text:p>
          </table:table-cell>
          <table:table-cell office:value-type="float" office:value="0.0604738786989554" calcext:value-type="float">
            <text:p>0,060473878698955</text:p>
          </table:table-cell>
          <table:table-cell office:value-type="float" office:value="0.106762046108497" calcext:value-type="float">
            <text:p>0,106762046108497</text:p>
          </table:table-cell>
          <table:table-cell office:value-type="float" office:value="0.132046806952619" calcext:value-type="float">
            <text:p>0,132046806952619</text:p>
          </table:table-cell>
          <table:table-cell office:value-type="float" office:value="0.128309179833536" calcext:value-type="float">
            <text:p>0,128309179833536</text:p>
          </table:table-cell>
          <table:table-cell office:value-type="float" office:value="0.117123814553915" calcext:value-type="float">
            <text:p>0,117123814553915</text:p>
          </table:table-cell>
          <table:table-cell office:value-type="float" office:value="0.119028479719789" calcext:value-type="float">
            <text:p>0,119028479719789</text:p>
          </table:table-cell>
          <table:table-cell office:value-type="float" office:value="0.104124441544711" calcext:value-type="float">
            <text:p>0,104124441544711</text:p>
          </table:table-cell>
          <table:table-cell table:formula="of:=AVERAGE([.B76:.K76])" office:value-type="float" office:value="0.110083321491113" calcext:value-type="float">
            <text:p>0,1100833214911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04884088204752" calcext:value-type="float">
            <text:p>0,104884088204752</text:p>
          </table:table-cell>
          <table:table-cell office:value-type="float" office:value="0.11234818460014" calcext:value-type="float">
            <text:p>0,11234818460014</text:p>
          </table:table-cell>
          <table:table-cell office:value-type="float" office:value="0.100258418870707" calcext:value-type="float">
            <text:p>0,100258418870707</text:p>
          </table:table-cell>
          <table:table-cell office:value-type="float" office:value="0.101099069732763" calcext:value-type="float">
            <text:p>0,101099069732763</text:p>
          </table:table-cell>
          <table:table-cell office:value-type="float" office:value="0.105185858692835" calcext:value-type="float">
            <text:p>0,105185858692835</text:p>
          </table:table-cell>
          <table:table-cell office:value-type="float" office:value="0.0979773494608359" calcext:value-type="float">
            <text:p>0,097977349460836</text:p>
          </table:table-cell>
          <table:table-cell office:value-type="float" office:value="0.117626934605062" calcext:value-type="float">
            <text:p>0,117626934605062</text:p>
          </table:table-cell>
          <table:table-cell office:value-type="float" office:value="0.131353998274527" calcext:value-type="float">
            <text:p>0,131353998274527</text:p>
          </table:table-cell>
          <table:table-cell office:value-type="float" office:value="0.109579814951587" calcext:value-type="float">
            <text:p>0,109579814951587</text:p>
          </table:table-cell>
          <table:table-cell office:value-type="float" office:value="0.0468057723492296" calcext:value-type="float">
            <text:p>0,04680577234923</text:p>
          </table:table-cell>
          <table:table-cell table:formula="of:=AVERAGE([.B77:.K77])" office:value-type="float" office:value="0.102711948974244" calcext:value-type="float">
            <text:p>0,1027119489742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19850236708555" calcext:value-type="float">
            <text:p>0,119850236708555</text:p>
          </table:table-cell>
          <table:table-cell office:value-type="float" office:value="0.0824059140818314" calcext:value-type="float">
            <text:p>0,082405914081831</text:p>
          </table:table-cell>
          <table:table-cell office:value-type="float" office:value="0.107495927249324" calcext:value-type="float">
            <text:p>0,107495927249324</text:p>
          </table:table-cell>
          <table:table-cell office:value-type="float" office:value="0.124964329646631" calcext:value-type="float">
            <text:p>0,124964329646631</text:p>
          </table:table-cell>
          <table:table-cell office:value-type="float" office:value="0.126261248975636" calcext:value-type="float">
            <text:p>0,126261248975636</text:p>
          </table:table-cell>
          <table:table-cell office:value-type="float" office:value="0.0766811386126876" calcext:value-type="float">
            <text:p>0,076681138612688</text:p>
          </table:table-cell>
          <table:table-cell office:value-type="float" office:value="0.101806885459648" calcext:value-type="float">
            <text:p>0,101806885459648</text:p>
          </table:table-cell>
          <table:table-cell office:value-type="float" office:value="0.0731572629912477" calcext:value-type="float">
            <text:p>0,073157262991248</text:p>
          </table:table-cell>
          <table:table-cell office:value-type="float" office:value="0.0901643992153824" calcext:value-type="float">
            <text:p>0,090164399215382</text:p>
          </table:table-cell>
          <table:table-cell office:value-type="float" office:value="0.123501234269305" calcext:value-type="float">
            <text:p>0,123501234269305</text:p>
          </table:table-cell>
          <table:table-cell table:formula="of:=AVERAGE([.B78:.K78])" office:value-type="float" office:value="0.102628857721025" calcext:value-type="float">
            <text:p>0,1026288577210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19691699397566" calcext:value-type="float">
            <text:p>0,119691699397566</text:p>
          </table:table-cell>
          <table:table-cell office:value-type="float" office:value="0.0705542643935207" calcext:value-type="float">
            <text:p>0,070554264393521</text:p>
          </table:table-cell>
          <table:table-cell office:value-type="float" office:value="0.0993664943554321" calcext:value-type="float">
            <text:p>0,099366494355432</text:p>
          </table:table-cell>
          <table:table-cell office:value-type="float" office:value="0.108223701475997" calcext:value-type="float">
            <text:p>0,108223701475997</text:p>
          </table:table-cell>
          <table:table-cell office:value-type="float" office:value="0.114611086568955" calcext:value-type="float">
            <text:p>0,114611086568955</text:p>
          </table:table-cell>
          <table:table-cell office:value-type="float" office:value="0.0886859257783065" calcext:value-type="float">
            <text:p>0,088685925778307</text:p>
          </table:table-cell>
          <table:table-cell office:value-type="float" office:value="0.107190305490485" calcext:value-type="float">
            <text:p>0,107190305490485</text:p>
          </table:table-cell>
          <table:table-cell office:value-type="float" office:value="0.10961058327464" calcext:value-type="float">
            <text:p>0,10961058327464</text:p>
          </table:table-cell>
          <table:table-cell office:value-type="float" office:value="0.113915523519014" calcext:value-type="float">
            <text:p>0,113915523519014</text:p>
          </table:table-cell>
          <table:table-cell office:value-type="float" office:value="0.122449654284764" calcext:value-type="float">
            <text:p>0,122449654284764</text:p>
          </table:table-cell>
          <table:table-cell table:formula="of:=AVERAGE([.B79:.K79])" office:value-type="float" office:value="0.105429923853868" calcext:value-type="float">
            <text:p>0,1054299238538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50426192393623" calcext:value-type="float">
            <text:p>0,085042619239362</text:p>
          </table:table-cell>
          <table:table-cell office:value-type="float" office:value="0.110564035760317" calcext:value-type="float">
            <text:p>0,110564035760317</text:p>
          </table:table-cell>
          <table:table-cell office:value-type="float" office:value="0.103560246006836" calcext:value-type="float">
            <text:p>0,103560246006836</text:p>
          </table:table-cell>
          <table:table-cell office:value-type="float" office:value="0.114700504922106" calcext:value-type="float">
            <text:p>0,114700504922106</text:p>
          </table:table-cell>
          <table:table-cell office:value-type="float" office:value="0.101001946186532" calcext:value-type="float">
            <text:p>0,101001946186532</text:p>
          </table:table-cell>
          <table:table-cell office:value-type="float" office:value="0.113853320191042" calcext:value-type="float">
            <text:p>0,113853320191042</text:p>
          </table:table-cell>
          <table:table-cell office:value-type="float" office:value="0.112563605632359" calcext:value-type="float">
            <text:p>0,112563605632359</text:p>
          </table:table-cell>
          <table:table-cell office:value-type="float" office:value="0.106703781272321" calcext:value-type="float">
            <text:p>0,106703781272321</text:p>
          </table:table-cell>
          <table:table-cell office:value-type="float" office:value="0.107691007797411" calcext:value-type="float">
            <text:p>0,107691007797411</text:p>
          </table:table-cell>
          <table:table-cell office:value-type="float" office:value="0.103152084311921" calcext:value-type="float">
            <text:p>0,103152084311921</text:p>
          </table:table-cell>
          <table:table-cell table:formula="of:=AVERAGE([.B80:.K80])" office:value-type="float" office:value="0.105883315132021" calcext:value-type="float">
            <text:p>0,1058833151320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19563123047956" calcext:value-type="float">
            <text:p>0,119563123047956</text:p>
          </table:table-cell>
          <table:table-cell office:value-type="float" office:value="0.0954410785231279" calcext:value-type="float">
            <text:p>0,095441078523128</text:p>
          </table:table-cell>
          <table:table-cell office:value-type="float" office:value="0.103296456042247" calcext:value-type="float">
            <text:p>0,103296456042247</text:p>
          </table:table-cell>
          <table:table-cell office:value-type="float" office:value="0.129157018175651" calcext:value-type="float">
            <text:p>0,129157018175651</text:p>
          </table:table-cell>
          <table:table-cell office:value-type="float" office:value="0.102115570466721" calcext:value-type="float">
            <text:p>0,102115570466721</text:p>
          </table:table-cell>
          <table:table-cell office:value-type="float" office:value="0.123458707516579" calcext:value-type="float">
            <text:p>0,123458707516579</text:p>
          </table:table-cell>
          <table:table-cell office:value-type="float" office:value="0.113475527010823" calcext:value-type="float">
            <text:p>0,113475527010823</text:p>
          </table:table-cell>
          <table:table-cell office:value-type="float" office:value="0.0971813327997094" calcext:value-type="float">
            <text:p>0,097181332799709</text:p>
          </table:table-cell>
          <table:table-cell office:value-type="float" office:value="0.0915614256025064" calcext:value-type="float">
            <text:p>0,091561425602506</text:p>
          </table:table-cell>
          <table:table-cell office:value-type="float" office:value="0.0947986332235215" calcext:value-type="float">
            <text:p>0,094798633223522</text:p>
          </table:table-cell>
          <table:table-cell table:formula="of:=AVERAGE([.B81:.K81])" office:value-type="float" office:value="0.107004887240884" calcext:value-type="float">
            <text:p>0,1070048872408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52042125538034" calcext:value-type="float">
            <text:p>0,045204212553803</text:p>
          </table:table-cell>
          <table:table-cell office:value-type="float" office:value="0.107138138284429" calcext:value-type="float">
            <text:p>0,107138138284429</text:p>
          </table:table-cell>
          <table:table-cell office:value-type="float" office:value="0.10180032077408" calcext:value-type="float">
            <text:p>0,10180032077408</text:p>
          </table:table-cell>
          <table:table-cell office:value-type="float" office:value="0.11089310067548" calcext:value-type="float">
            <text:p>0,11089310067548</text:p>
          </table:table-cell>
          <table:table-cell office:value-type="float" office:value="0.109251720665208" calcext:value-type="float">
            <text:p>0,109251720665208</text:p>
          </table:table-cell>
          <table:table-cell office:value-type="float" office:value="0.108987948097263" calcext:value-type="float">
            <text:p>0,108987948097263</text:p>
          </table:table-cell>
          <table:table-cell office:value-type="float" office:value="0.103633789217835" calcext:value-type="float">
            <text:p>0,103633789217835</text:p>
          </table:table-cell>
          <table:table-cell office:value-type="float" office:value="0.112071482917056" calcext:value-type="float">
            <text:p>0,112071482917056</text:p>
          </table:table-cell>
          <table:table-cell office:value-type="float" office:value="0.109860235975187" calcext:value-type="float">
            <text:p>0,109860235975187</text:p>
          </table:table-cell>
          <table:table-cell office:value-type="float" office:value="0.100953176096167" calcext:value-type="float">
            <text:p>0,100953176096167</text:p>
          </table:table-cell>
          <table:table-cell table:formula="of:=AVERAGE([.B82:.K82])" office:value-type="float" office:value="0.100979412525651" calcext:value-type="float">
            <text:p>0,100979412525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00:52:46.5615465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3T01:01:01.028897320</dc:date>
    <meta:editing-duration>PT1H29M40S</meta:editing-duration>
    <meta:editing-cycles>14</meta:editing-cycles>
    <meta:generator>LibreOffice/6.0.7.3$Linux_X86_64 LibreOffice_project/00m0$Build-3</meta:generator>
    <meta:document-statistic meta:table-count="1" meta:cell-count="9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32pt" style:font-size-asian="10pt" style:font-size-complex="10pt"/>
    </style:style>
    <style:style style:name="ch4" style:family="chart">
      <style:chart-properties chart:auto-position="true" style:rotation-angle="0"/>
      <style:text-properties fo:font-size="32pt" style:font-size-asian="9pt" style:font-size-complex="9pt"/>
    </style:style>
    <style:style style:name="ch5" style:family="chart">
      <style:chart-properties chart:auto-position="true" style:rotation-angle="90"/>
      <style:text-properties fo:font-size="3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167cm" svg:height="22.579cm" xlink:href=".." xlink:type="simple" chart:class="chart:scatter" chart:style-name="ch1">
        <chart:plot-area chart:style-name="ch2" table:cell-range-address="silhouette_score_reuters_trans.A2:silhouette_score_reuters_trans.A82 silhouette_score_reuters_trans.L1:silhouette_score_reuters_trans.L82" chart:data-source-has-labels="row" svg:x="3.182cm" svg:y="0.451cm" svg:width="35.202cm" svg:height="19.308cm">
          <chartooo:coordinate-region svg:x="5.021cm" svg:y="1.088cm" svg:width="32.726cm" svg:height="17.151cm"/>
          <chart:axis chart:dimension="x" chart:name="primary-x" chart:style-name="ch3">
            <chart:title svg:x="15.738cm" svg:y="20.21cm" chart:style-name="ch4">
              <text:p>Número de Grupos</text:p>
            </chart:title>
          </chart:axis>
          <chart:axis chart:dimension="y" chart:name="primary-y" chart:style-name="ch3">
            <chart:title svg:x="0.451cm" svg:y="14.674cm" chart:style-name="ch5">
              <text:p>Valor da Silhueta</text:p>
            </chart:title>
            <chart:grid chart:style-name="ch6" chart:class="major"/>
          </chart:axis>
          <chart:series chart:style-name="ch7" chart:values-cell-range-address="silhouette_score_reuters_trans.L2:silhouette_score_reuters_trans.L82" chart:label-cell-address="silhouette_score_reuters_trans.L1:silhouette_score_reuters_trans.L1" chart:class="chart:scatter">
            <chart:domain table:cell-range-address="silhouette_score_reuters_trans.A2:silhouette_score_reuters_trans.A82"/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IL_AVG</text:p>
                <draw:g>
                  <svg:desc>silhouette_score_reuters_trans.L1:silhouette_score_reuters_tran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ilhouette_score_reuters_trans.A2:silhouette_score_reuters_trans.A82</svg:desc>
                </draw:g>
              </table:table-cell>
              <table:table-cell office:value-type="float" office:value="0.975980823461688">
                <text:p>0.975980823461688</text:p>
                <draw:g>
                  <svg:desc>silhouette_score_reuters_trans.L2:silhouette_score_reuters_trans.L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26820620164693">
                <text:p>0.926820620164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26807307246286">
                <text:p>0.926807307246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8836511415574">
                <text:p>0.888365114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69442988082317">
                <text:p>0.869442988082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4555396883818">
                <text:p>0.84555396883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48090117541242">
                <text:p>0.848090117541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822139897619046">
                <text:p>0.822139897619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90090748541976">
                <text:p>0.790090748541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784636254664351">
                <text:p>0.784636254664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774342252244929">
                <text:p>0.774342252244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730250448219419">
                <text:p>0.73025044821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701293271218174">
                <text:p>0.701293271218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685671036695937">
                <text:p>0.685671036695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682005885899603">
                <text:p>0.682005885899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617018511850876">
                <text:p>0.617018511850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606714763965954">
                <text:p>0.606714763965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660721216176367">
                <text:p>0.660721216176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639914126284096">
                <text:p>0.639914126284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660857099560692">
                <text:p>0.660857099560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559052944161658">
                <text:p>0.559052944161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573975939060221">
                <text:p>0.573975939060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618057083488128">
                <text:p>0.618057083488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501383260671936">
                <text:p>0.501383260671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569480930749337">
                <text:p>0.5694809307493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525884595608353">
                <text:p>0.525884595608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443465151596051">
                <text:p>0.443465151596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338187476896293">
                <text:p>0.338187476896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364133240016259">
                <text:p>0.364133240016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359359958182616">
                <text:p>0.359359958182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336791402916519">
                <text:p>0.336791402916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306489008365878">
                <text:p>0.306489008365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358423959941485">
                <text:p>0.358423959941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332644008200559">
                <text:p>0.33264400820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255549858031151">
                <text:p>0.255549858031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281642730988238">
                <text:p>0.281642730988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220375594060433">
                <text:p>0.220375594060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217427769087113">
                <text:p>0.217427769087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204749113559189">
                <text:p>0.204749113559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20663365056044">
                <text:p>0.22066336505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188393463028028">
                <text:p>0.188393463028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226139328394351">
                <text:p>0.2261393283943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186887223163672">
                <text:p>0.1868872231636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192928006395377">
                <text:p>0.192928006395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187513540139422">
                <text:p>0.187513540139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207362587696729">
                <text:p>0.207362587696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179233313996654">
                <text:p>0.179233313996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148928672610464">
                <text:p>0.148928672610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164706437829368">
                <text:p>0.164706437829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49045495660821">
                <text:p>0.1490454956608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149657414059632">
                <text:p>0.149657414059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168596318175802">
                <text:p>0.1685963181758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143227212387716">
                <text:p>0.143227212387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14351405925537">
                <text:p>0.143514059255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140332825100301">
                <text:p>0.140332825100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143310264641622">
                <text:p>0.143310264641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131274646741501">
                <text:p>0.1312746467415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139329848410259">
                <text:p>0.1393298484102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130213096985109">
                <text:p>0.130213096985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25205350607354">
                <text:p>0.125205350607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12655462787286">
                <text:p>0.12655462787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118937090133022">
                <text:p>0.1189370901330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127264059285496">
                <text:p>0.127264059285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121820229692011">
                <text:p>0.1218202296920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117401627067362">
                <text:p>0.117401627067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119615110465936">
                <text:p>0.119615110465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130161949329549">
                <text:p>0.130161949329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117994356557621">
                <text:p>0.1179943565576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115814304495976">
                <text:p>0.115814304495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19141456884431">
                <text:p>0.1191414568844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102909296327179">
                <text:p>0.102909296327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115163458601929">
                <text:p>0.1151634586019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110717384124095">
                <text:p>0.110717384124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112096279050354">
                <text:p>0.112096279050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110083321491113">
                <text:p>0.110083321491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102711948974244">
                <text:p>0.102711948974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102628857721025">
                <text:p>0.102628857721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105429923853868">
                <text:p>0.105429923853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105883315132021">
                <text:p>0.1058833151320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07004887240884">
                <text:p>0.1070048872408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100979412525651">
                <text:p>0.100979412525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